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25.8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3">
      <style:table-cell-properties style:rotation-align="none"/>
    </style:style>
    <style:style style:name="ce6" style:family="table-cell" style:parent-style-name="Default" style:data-style-name="N103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3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table table:name="Totals - 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Member_type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Dues_amount</text:p>
          </table:table-cell>
          <table:table-cell table:style-name="ce4" office:value-type="string" calcext:value-type="string">
            <text:p>Dues_total</text:p>
          </table:table-cell>
          <table:table-cell table:style-name="ce4" office:value-type="string" calcext:value-type="string">
            <text:p>State_total</text:p>
          </table:table-cell>
          <table:table-cell table:style-name="ce4" office:value-type="string" calcext:value-type="string">
            <text:p>Chapter_each</text:p>
          </table:table-cell>
          <table:table-cell table:style-name="ce4" office:value-type="string" calcext:value-type="string">
            <text:p>Chapter_share_tota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Additional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]*[.D2]" office:value-type="currency" office:currency="USD" office:value="40" calcext:value-type="currency">
            <text:p>$40</text:p>
          </table:table-cell>
          <table:table-cell table:formula="of:=[.E2]-[.H2]" office:value-type="currency" office:currency="USD" office:value="20" calcext:value-type="currency">
            <text:p>$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]*[.G2]" office:value-type="currency" office:currency="USD" office:value="20" calcext:value-type="currency">
            <text:p>$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ue Mountain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]*[.D3]" office:value-type="currency" office:currency="USD" office:value="65" calcext:value-type="currency">
            <text:p>$65</text:p>
          </table:table-cell>
          <table:table-cell table:formula="of:=[.E3]-[.H3]" office:value-type="currency" office:currency="USD" office:value="60" calcext:value-type="currency">
            <text:p>$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]*[.G3]" office:value-type="currency" office:currency="USD" office:value="5" calcext:value-type="currency">
            <text:p>$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]*[.D4]" office:value-type="currency" office:currency="USD" office:value="130" calcext:value-type="currency">
            <text:p>$130</text:p>
          </table:table-cell>
          <table:table-cell table:formula="of:=[.E4]-[.H4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]*[.G4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B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5]*[.D5]" office:value-type="currency" office:currency="USD" office:value="375" calcext:value-type="currency">
            <text:p>$375</text:p>
          </table:table-cell>
          <table:table-cell table:formula="of:=[.E5]-[.H5]" office:value-type="currency" office:currency="USD" office:value="345" calcext:value-type="currency">
            <text:p>$34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]*[.G5]" office:value-type="currency" office:currency="USD" office:value="30" calcext:value-type="currency">
            <text:p>$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]*[.D6]" office:value-type="currency" office:currency="USD" office:value="175" calcext:value-type="currency">
            <text:p>$175</text:p>
          </table:table-cell>
          <table:table-cell table:formula="of:=[.E6]-[.H6]" office:value-type="currency" office:currency="USD" office:value="160" calcext:value-type="currency">
            <text:p>$1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]*[.G6]" office:value-type="currency" office:currency="USD" office:value="15" calcext:value-type="currency">
            <text:p>$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]*[.D7]" office:value-type="currency" office:currency="USD" office:value="0" calcext:value-type="currency">
            <text:p>$0</text:p>
          </table:table-cell>
          <table:table-cell table:formula="of:=[.E7]-[.H7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]*[.G7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Blue Mountain Sum</text:p>
          </table:table-cell>
          <table:table-cell table:style-name="ce1"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2:.E7])" office:value-type="currency" office:currency="USD" office:value="785" calcext:value-type="currency">
            <text:p>$785</text:p>
          </table:table-cell>
          <table:table-cell table:style-name="ce6" table:formula="of:=SUM([.F2:.F7])" office:value-type="currency" office:currency="USD" office:value="705" calcext:value-type="currency">
            <text:p>$705</text:p>
          </table:table-cell>
          <table:table-cell table:style-name="ce6"/>
          <table:table-cell table:style-name="ce6" table:formula="of:=SUM([.H2:.H7])" office:value-type="currency" office:currency="USD" office:value="80" calcext:value-type="currency">
            <text:p>$8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dditional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]*[.D9]" office:value-type="currency" office:currency="USD" office:value="130" calcext:value-type="currency">
            <text:p>$130</text:p>
          </table:table-cell>
          <table:table-cell table:formula="of:=[.E9]-[.H9]" office:value-type="currency" office:currency="USD" office:value="65" calcext:value-type="currency">
            <text:p>$6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]*[.G9]" office:value-type="currency" office:currency="USD" office:value="65" calcext:value-type="currency">
            <text:p>$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ssociate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]*[.D10]" office:value-type="currency" office:currency="USD" office:value="780" calcext:value-type="currency">
            <text:p>$780</text:p>
          </table:table-cell>
          <table:table-cell table:formula="of:=[.E10]-[.H10]" office:value-type="currency" office:currency="USD" office:value="720" calcext:value-type="currency">
            <text:p>$7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]*[.G10]" office:value-type="currency" office:currency="USD" office:value="60" calcext:value-type="currency">
            <text:p>$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A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1]*[.D11]" office:value-type="currency" office:currency="USD" office:value="9620" calcext:value-type="currency">
            <text:p>$9,620</text:p>
          </table:table-cell>
          <table:table-cell table:formula="of:=[.E11]-[.H11]" office:value-type="currency" office:currency="USD" office:value="8880" calcext:value-type="currency">
            <text:p>$8,8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1]*[.G11]" office:value-type="currency" office:currency="USD" office:value="740" calcext:value-type="currency">
            <text:p>$7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B</text:p>
          </table:table-cell>
          <table:table-cell office:value-type="float" office:value="33" calcext:value-type="float">
            <text:p>3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2]*[.D12]" office:value-type="currency" office:currency="USD" office:value="4125" calcext:value-type="currency">
            <text:p>$4,125</text:p>
          </table:table-cell>
          <table:table-cell table:formula="of:=[.E12]-[.H12]" office:value-type="currency" office:currency="USD" office:value="3795" calcext:value-type="currency">
            <text:p>$3,7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2]*[.G12]" office:value-type="currency" office:currency="USD" office:value="330" calcext:value-type="currency">
            <text:p>$3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C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3]*[.D13]" office:value-type="currency" office:currency="USD" office:value="1575" calcext:value-type="currency">
            <text:p>$1,575</text:p>
          </table:table-cell>
          <table:table-cell table:formula="of:=[.E13]-[.H13]" office:value-type="currency" office:currency="USD" office:value="1440" calcext:value-type="currency">
            <text:p>$1,44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3]*[.G13]" office:value-type="currency" office:currency="USD" office:value="135" calcext:value-type="currency">
            <text:p>$1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4]*[.D14]" office:value-type="currency" office:currency="USD" office:value="0" calcext:value-type="currency">
            <text:p>$0</text:p>
          </table:table-cell>
          <table:table-cell table:formula="of:=[.E14]-[.H14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4]*[.G14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Clark Sum</text:p>
          </table:table-cell>
          <table:table-cell table:style-name="ce1"/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9:.E14])" office:value-type="currency" office:currency="USD" office:value="16230" calcext:value-type="currency">
            <text:p>$16,230</text:p>
          </table:table-cell>
          <table:table-cell table:style-name="ce6" table:formula="of:=SUM([.F9:.F14])" office:value-type="currency" office:currency="USD" office:value="14900" calcext:value-type="currency">
            <text:p>$14,900</text:p>
          </table:table-cell>
          <table:table-cell table:style-name="ce6"/>
          <table:table-cell table:style-name="ce6" table:formula="of:=SUM([.H9:.H14])" office:value-type="currency" office:currency="USD" office:value="1330" calcext:value-type="currency">
            <text:p>$1,33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Additional</text:p>
          </table:table-cell>
          <table:table-cell office:value-type="float" office:value="18" calcext:value-type="float">
            <text:p>18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6]*[.D16]" office:value-type="currency" office:currency="USD" office:value="180" calcext:value-type="currency">
            <text:p>$180</text:p>
          </table:table-cell>
          <table:table-cell table:formula="of:=[.E16]-[.H16]" office:value-type="currency" office:currency="USD" office:value="90" calcext:value-type="currency">
            <text:p>$9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6]*[.G16]" office:value-type="currency" office:currency="USD" office:value="90" calcext:value-type="currency">
            <text:p>$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7]*[.D17]" office:value-type="currency" office:currency="USD" office:value="325" calcext:value-type="currency">
            <text:p>$325</text:p>
          </table:table-cell>
          <table:table-cell table:formula="of:=[.E17]-[.H17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7]*[.G17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A</text:p>
          </table:table-cell>
          <table:table-cell office:value-type="float" office:value="33" calcext:value-type="float">
            <text:p>3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8]*[.D18]" office:value-type="currency" office:currency="USD" office:value="2145" calcext:value-type="currency">
            <text:p>$2,145</text:p>
          </table:table-cell>
          <table:table-cell table:formula="of:=[.E18]-[.H18]" office:value-type="currency" office:currency="USD" office:value="1980" calcext:value-type="currency">
            <text:p>$1,9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8]*[.G18]" office:value-type="currency" office:currency="USD" office:value="165" calcext:value-type="currency">
            <text:p>$1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B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9]*[.D19]" office:value-type="currency" office:currency="USD" office:value="875" calcext:value-type="currency">
            <text:p>$875</text:p>
          </table:table-cell>
          <table:table-cell table:formula="of:=[.E19]-[.H19]" office:value-type="currency" office:currency="USD" office:value="805" calcext:value-type="currency">
            <text:p>$80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9]*[.G19]" office:value-type="currency" office:currency="USD" office:value="70" calcext:value-type="currency">
            <text:p>$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C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20]*[.D20]" office:value-type="currency" office:currency="USD" office:value="1750" calcext:value-type="currency">
            <text:p>$1,750</text:p>
          </table:table-cell>
          <table:table-cell table:formula="of:=[.E20]-[.H20]" office:value-type="currency" office:currency="USD" office:value="1600" calcext:value-type="currency">
            <text:p>$1,6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20]*[.G20]" office:value-type="currency" office:currency="USD" office:value="150" calcext:value-type="currency">
            <text:p>$1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21]*[.D21]" office:value-type="currency" office:currency="USD" office:value="0" calcext:value-type="currency">
            <text:p>$0</text:p>
          </table:table-cell>
          <table:table-cell table:formula="of:=[.E21]-[.H21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21]*[.G21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Cowlitz Sum</text:p>
          </table:table-cell>
          <table:table-cell table:style-name="ce1"/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16:.E21])" office:value-type="currency" office:currency="USD" office:value="5275" calcext:value-type="currency">
            <text:p>$5,275</text:p>
          </table:table-cell>
          <table:table-cell table:style-name="ce6" table:formula="of:=SUM([.F16:.F21])" office:value-type="currency" office:currency="USD" office:value="4775" calcext:value-type="currency">
            <text:p>$4,775</text:p>
          </table:table-cell>
          <table:table-cell table:style-name="ce6"/>
          <table:table-cell table:style-name="ce6" table:formula="of:=SUM([.H16:.H21])" office:value-type="currency" office:currency="USD" office:value="500" calcext:value-type="currency">
            <text:p>$50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Additional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3]*[.D23]" office:value-type="currency" office:currency="USD" office:value="90" calcext:value-type="currency">
            <text:p>$90</text:p>
          </table:table-cell>
          <table:table-cell table:formula="of:=[.E23]-[.H23]" office:value-type="currency" office:currency="USD" office:value="45" calcext:value-type="currency">
            <text:p>$4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3]*[.G23]" office:value-type="currency" office:currency="USD" office:value="45" calcext:value-type="currency">
            <text:p>$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24]*[.D24]" office:value-type="currency" office:currency="USD" office:value="65" calcext:value-type="currency">
            <text:p>$65</text:p>
          </table:table-cell>
          <table:table-cell table:formula="of:=[.E24]-[.H24]" office:value-type="currency" office:currency="USD" office:value="60" calcext:value-type="currency">
            <text:p>$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4]*[.G24]" office:value-type="currency" office:currency="USD" office:value="5" calcext:value-type="currency">
            <text:p>$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A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25]*[.D25]" office:value-type="currency" office:currency="USD" office:value="975" calcext:value-type="currency">
            <text:p>$975</text:p>
          </table:table-cell>
          <table:table-cell table:formula="of:=[.E25]-[.H25]" office:value-type="currency" office:currency="USD" office:value="900" calcext:value-type="currency">
            <text:p>$9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5]*[.G25]" office:value-type="currency" office:currency="USD" office:value="75" calcext:value-type="currency">
            <text:p>$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B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26]*[.D26]" office:value-type="currency" office:currency="USD" office:value="1250" calcext:value-type="currency">
            <text:p>$1,250</text:p>
          </table:table-cell>
          <table:table-cell table:formula="of:=[.E26]-[.H26]" office:value-type="currency" office:currency="USD" office:value="1150" calcext:value-type="currency">
            <text:p>$1,15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6]*[.G26]" office:value-type="currency" office:currency="USD" office:value="100" calcext:value-type="currency">
            <text:p>$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27]*[.D27]" office:value-type="currency" office:currency="USD" office:value="1050" calcext:value-type="currency">
            <text:p>$1,050</text:p>
          </table:table-cell>
          <table:table-cell table:formula="of:=[.E27]-[.H27]" office:value-type="currency" office:currency="USD" office:value="960" calcext:value-type="currency">
            <text:p>$9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27]*[.G27]" office:value-type="currency" office:currency="USD" office:value="90" calcext:value-type="currency">
            <text:p>$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28]*[.D28]" office:value-type="currency" office:currency="USD" office:value="0" calcext:value-type="currency">
            <text:p>$0</text:p>
          </table:table-cell>
          <table:table-cell table:formula="of:=[.E28]-[.H28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28]*[.G28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Grays Harbor Sum</text:p>
          </table:table-cell>
          <table:table-cell table:style-name="ce1"/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23:.E28])" office:value-type="currency" office:currency="USD" office:value="3430" calcext:value-type="currency">
            <text:p>$3,430</text:p>
          </table:table-cell>
          <table:table-cell table:style-name="ce6" table:formula="of:=SUM([.F23:.F28])" office:value-type="currency" office:currency="USD" office:value="3115" calcext:value-type="currency">
            <text:p>$3,115</text:p>
          </table:table-cell>
          <table:table-cell table:style-name="ce6"/>
          <table:table-cell table:style-name="ce6" table:formula="of:=SUM([.H23:.H28])" office:value-type="currency" office:currency="USD" office:value="315" calcext:value-type="currency">
            <text:p>$31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Additional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0]*[.D30]" office:value-type="currency" office:currency="USD" office:value="50" calcext:value-type="currency">
            <text:p>$50</text:p>
          </table:table-cell>
          <table:table-cell table:formula="of:=[.E30]-[.H30]" office:value-type="currency" office:currency="USD" office:value="25" calcext:value-type="currency">
            <text:p>$2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0]*[.G30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1]*[.D31]" office:value-type="currency" office:currency="USD" office:value="195" calcext:value-type="currency">
            <text:p>$195</text:p>
          </table:table-cell>
          <table:table-cell table:formula="of:=[.E31]-[.H31]" office:value-type="currency" office:currency="USD" office:value="180" calcext:value-type="currency">
            <text:p>$1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1]*[.G31]" office:value-type="currency" office:currency="USD" office:value="15" calcext:value-type="currency">
            <text:p>$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A</text:p>
          </table:table-cell>
          <table:table-cell office:value-type="float" office:value="38" calcext:value-type="float">
            <text:p>3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2]*[.D32]" office:value-type="currency" office:currency="USD" office:value="2470" calcext:value-type="currency">
            <text:p>$2,470</text:p>
          </table:table-cell>
          <table:table-cell table:formula="of:=[.E32]-[.H32]" office:value-type="currency" office:currency="USD" office:value="2280" calcext:value-type="currency">
            <text:p>$2,2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2]*[.G32]" office:value-type="currency" office:currency="USD" office:value="190" calcext:value-type="currency">
            <text:p>$1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B</text:p>
          </table:table-cell>
          <table:table-cell office:value-type="float" office:value="14" calcext:value-type="float">
            <text:p>14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33]*[.D33]" office:value-type="currency" office:currency="USD" office:value="1750" calcext:value-type="currency">
            <text:p>$1,750</text:p>
          </table:table-cell>
          <table:table-cell table:formula="of:=[.E33]-[.H33]" office:value-type="currency" office:currency="USD" office:value="1610" calcext:value-type="currency">
            <text:p>$1,61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3]*[.G33]" office:value-type="currency" office:currency="USD" office:value="140" calcext:value-type="currency">
            <text:p>$1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34]*[.D34]" office:value-type="currency" office:currency="USD" office:value="875" calcext:value-type="currency">
            <text:p>$875</text:p>
          </table:table-cell>
          <table:table-cell table:formula="of:=[.E34]-[.H34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34]*[.G34]" office:value-type="currency" office:currency="USD" office:value="75" calcext:value-type="currency">
            <text:p>$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35]*[.D35]" office:value-type="currency" office:currency="USD" office:value="0" calcext:value-type="currency">
            <text:p>$0</text:p>
          </table:table-cell>
          <table:table-cell table:formula="of:=[.E35]-[.H35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35]*[.G35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Kittitas Sum</text:p>
          </table:table-cell>
          <table:table-cell table:style-name="ce1"/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30:.E35])" office:value-type="currency" office:currency="USD" office:value="5340" calcext:value-type="currency">
            <text:p>$5,340</text:p>
          </table:table-cell>
          <table:table-cell table:style-name="ce6" table:formula="of:=SUM([.F30:.F35])" office:value-type="currency" office:currency="USD" office:value="4895" calcext:value-type="currency">
            <text:p>$4,895</text:p>
          </table:table-cell>
          <table:table-cell table:style-name="ce6"/>
          <table:table-cell table:style-name="ce6" table:formula="of:=SUM([.H30:.H35])" office:value-type="currency" office:currency="USD" office:value="445" calcext:value-type="currency">
            <text:p>$44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dditional</text:p>
          </table:table-cell>
          <table:table-cell office:value-type="float" office:value="37" calcext:value-type="float">
            <text:p>37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7]*[.D37]" office:value-type="currency" office:currency="USD" office:value="370" calcext:value-type="currency">
            <text:p>$370</text:p>
          </table:table-cell>
          <table:table-cell table:formula="of:=[.E37]-[.H37]" office:value-type="currency" office:currency="USD" office:value="185" calcext:value-type="currency">
            <text:p>$18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7]*[.G37]" office:value-type="currency" office:currency="USD" office:value="185" calcext:value-type="currency">
            <text:p>$1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ssociate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8]*[.D38]" office:value-type="currency" office:currency="USD" office:value="715" calcext:value-type="currency">
            <text:p>$715</text:p>
          </table:table-cell>
          <table:table-cell table:formula="of:=[.E38]-[.H38]" office:value-type="currency" office:currency="USD" office:value="660" calcext:value-type="currency">
            <text:p>$6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8]*[.G38]" office:value-type="currency" office:currency="USD" office:value="55" calcext:value-type="currency">
            <text:p>$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A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9]*[.D39]" office:value-type="currency" office:currency="USD" office:value="5330" calcext:value-type="currency">
            <text:p>$5,330</text:p>
          </table:table-cell>
          <table:table-cell table:formula="of:=[.E39]-[.H39]" office:value-type="currency" office:currency="USD" office:value="4920" calcext:value-type="currency">
            <text:p>$4,9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9]*[.G39]" office:value-type="currency" office:currency="USD" office:value="410" calcext:value-type="currency">
            <text:p>$4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B</text:p>
          </table:table-cell>
          <table:table-cell office:value-type="float" office:value="66" calcext:value-type="float">
            <text:p>66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40]*[.D40]" office:value-type="currency" office:currency="USD" office:value="8250" calcext:value-type="currency">
            <text:p>$8,250</text:p>
          </table:table-cell>
          <table:table-cell table:formula="of:=[.E40]-[.H40]" office:value-type="currency" office:currency="USD" office:value="7590" calcext:value-type="currency">
            <text:p>$7,59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0]*[.G40]" office:value-type="currency" office:currency="USD" office:value="660" calcext:value-type="currency">
            <text:p>$6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C</text:p>
          </table:table-cell>
          <table:table-cell office:value-type="float" office:value="28" calcext:value-type="float">
            <text:p>28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41]*[.D41]" office:value-type="currency" office:currency="USD" office:value="4900" calcext:value-type="currency">
            <text:p>$4,900</text:p>
          </table:table-cell>
          <table:table-cell table:formula="of:=[.E41]-[.H41]" office:value-type="currency" office:currency="USD" office:value="4480" calcext:value-type="currency">
            <text:p>$4,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41]*[.G41]" office:value-type="currency" office:currency="USD" office:value="420" calcext:value-type="currency">
            <text:p>$4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42]*[.D42]" office:value-type="currency" office:currency="USD" office:value="0" calcext:value-type="currency">
            <text:p>$0</text:p>
          </table:table-cell>
          <table:table-cell table:formula="of:=[.E42]-[.H42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42]*[.G42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Lewis Sum</text:p>
          </table:table-cell>
          <table:table-cell table:style-name="ce1"/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37:.E42])" office:value-type="currency" office:currency="USD" office:value="19565" calcext:value-type="currency">
            <text:p>$19,565</text:p>
          </table:table-cell>
          <table:table-cell table:style-name="ce6" table:formula="of:=SUM([.F37:.F42])" office:value-type="currency" office:currency="USD" office:value="17835" calcext:value-type="currency">
            <text:p>$17,835</text:p>
          </table:table-cell>
          <table:table-cell table:style-name="ce6"/>
          <table:table-cell table:style-name="ce6" table:formula="of:=SUM([.H37:.H42])" office:value-type="currency" office:currency="USD" office:value="1730" calcext:value-type="currency">
            <text:p>$1,73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Additional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4]*[.D44]" office:value-type="currency" office:currency="USD" office:value="50" calcext:value-type="currency">
            <text:p>$50</text:p>
          </table:table-cell>
          <table:table-cell table:formula="of:=[.E44]-[.H44]" office:value-type="currency" office:currency="USD" office:value="25" calcext:value-type="currency">
            <text:p>$2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4]*[.G44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5]*[.D45]" office:value-type="currency" office:currency="USD" office:value="0" calcext:value-type="currency">
            <text:p>$0</text:p>
          </table:table-cell>
          <table:table-cell table:formula="of:=[.E45]-[.H45]" office:value-type="currency" office:currency="USD" office:value="0" calcext:value-type="currency">
            <text:p>$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5]*[.G45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6]*[.D46]" office:value-type="currency" office:currency="USD" office:value="520" calcext:value-type="currency">
            <text:p>$520</text:p>
          </table:table-cell>
          <table:table-cell table:formula="of:=[.E46]-[.H46]" office:value-type="currency" office:currency="USD" office:value="480" calcext:value-type="currency">
            <text:p>$4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6]*[.G46]" office:value-type="currency" office:currency="USD" office:value="40" calcext:value-type="currency">
            <text:p>$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B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47]*[.D47]" office:value-type="currency" office:currency="USD" office:value="625" calcext:value-type="currency">
            <text:p>$625</text:p>
          </table:table-cell>
          <table:table-cell table:formula="of:=[.E47]-[.H47]" office:value-type="currency" office:currency="USD" office:value="575" calcext:value-type="currency">
            <text:p>$57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7]*[.G47]" office:value-type="currency" office:currency="USD" office:value="50" calcext:value-type="currency">
            <text:p>$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C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48]*[.D48]" office:value-type="currency" office:currency="USD" office:value="0" calcext:value-type="currency">
            <text:p>$0</text:p>
          </table:table-cell>
          <table:table-cell table:formula="of:=[.E48]-[.H48]" office:value-type="currency" office:currency="USD" office:value="0" calcext:value-type="currency">
            <text:p>$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48]*[.G48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49]*[.D49]" office:value-type="currency" office:currency="USD" office:value="0" calcext:value-type="currency">
            <text:p>$0</text:p>
          </table:table-cell>
          <table:table-cell table:formula="of:=[.E49]-[.H49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49]*[.G49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Mt Adams Sum</text:p>
          </table:table-cell>
          <table:table-cell table:style-name="ce1"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44:.E49])" office:value-type="currency" office:currency="USD" office:value="1195" calcext:value-type="currency">
            <text:p>$1,195</text:p>
          </table:table-cell>
          <table:table-cell table:style-name="ce6" table:formula="of:=SUM([.F44:.F49])" office:value-type="currency" office:currency="USD" office:value="1080" calcext:value-type="currency">
            <text:p>$1,080</text:p>
          </table:table-cell>
          <table:table-cell table:style-name="ce6"/>
          <table:table-cell table:style-name="ce6" table:formula="of:=SUM([.H44:.H49])" office:value-type="currency" office:currency="USD" office:value="115" calcext:value-type="currency">
            <text:p>$11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Additiona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1]*[.D51]" office:value-type="currency" office:currency="USD" office:value="20" calcext:value-type="currency">
            <text:p>$20</text:p>
          </table:table-cell>
          <table:table-cell table:formula="of:=[.E51]-[.H51]" office:value-type="currency" office:currency="USD" office:value="10" calcext:value-type="currency">
            <text:p>$1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1]*[.G51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2]*[.D52]" office:value-type="currency" office:currency="USD" office:value="0" calcext:value-type="currency">
            <text:p>$0</text:p>
          </table:table-cell>
          <table:table-cell table:formula="of:=[.E52]-[.H52]" office:value-type="currency" office:currency="USD" office:value="0" calcext:value-type="currency">
            <text:p>$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2]*[.G52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A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3]*[.D53]" office:value-type="currency" office:currency="USD" office:value="715" calcext:value-type="currency">
            <text:p>$715</text:p>
          </table:table-cell>
          <table:table-cell table:formula="of:=[.E53]-[.H53]" office:value-type="currency" office:currency="USD" office:value="660" calcext:value-type="currency">
            <text:p>$6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3]*[.G53]" office:value-type="currency" office:currency="USD" office:value="55" calcext:value-type="currency">
            <text:p>$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54]*[.D54]" office:value-type="currency" office:currency="USD" office:value="500" calcext:value-type="currency">
            <text:p>$500</text:p>
          </table:table-cell>
          <table:table-cell table:formula="of:=[.E54]-[.H54]" office:value-type="currency" office:currency="USD" office:value="460" calcext:value-type="currency">
            <text:p>$46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4]*[.G54]" office:value-type="currency" office:currency="USD" office:value="40" calcext:value-type="currency">
            <text:p>$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55]*[.D55]" office:value-type="currency" office:currency="USD" office:value="875" calcext:value-type="currency">
            <text:p>$875</text:p>
          </table:table-cell>
          <table:table-cell table:formula="of:=[.E55]-[.H55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55]*[.G55]" office:value-type="currency" office:currency="USD" office:value="75" calcext:value-type="currency">
            <text:p>$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56]*[.D56]" office:value-type="currency" office:currency="USD" office:value="0" calcext:value-type="currency">
            <text:p>$0</text:p>
          </table:table-cell>
          <table:table-cell table:formula="of:=[.E56]-[.H56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56]*[.G56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North Central Sum</text:p>
          </table:table-cell>
          <table:table-cell table:style-name="ce1"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51:.E56])" office:value-type="currency" office:currency="USD" office:value="2110" calcext:value-type="currency">
            <text:p>$2,110</text:p>
          </table:table-cell>
          <table:table-cell table:style-name="ce6" table:formula="of:=SUM([.F51:.F56])" office:value-type="currency" office:currency="USD" office:value="1930" calcext:value-type="currency">
            <text:p>$1,930</text:p>
          </table:table-cell>
          <table:table-cell table:style-name="ce6"/>
          <table:table-cell table:style-name="ce6" table:formula="of:=SUM([.H51:.H56])" office:value-type="currency" office:currency="USD" office:value="180" calcext:value-type="currency">
            <text:p>$18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Additional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8]*[.D58]" office:value-type="currency" office:currency="USD" office:value="120" calcext:value-type="currency">
            <text:p>$120</text:p>
          </table:table-cell>
          <table:table-cell table:formula="of:=[.E58]-[.H58]" office:value-type="currency" office:currency="USD" office:value="60" calcext:value-type="currency">
            <text:p>$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8]*[.G58]" office:value-type="currency" office:currency="USD" office:value="60" calcext:value-type="currency">
            <text:p>$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9]*[.D59]" office:value-type="currency" office:currency="USD" office:value="390" calcext:value-type="currency">
            <text:p>$390</text:p>
          </table:table-cell>
          <table:table-cell table:formula="of:=[.E59]-[.H59]" office:value-type="currency" office:currency="USD" office:value="360" calcext:value-type="currency">
            <text:p>$3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9]*[.G59]" office:value-type="currency" office:currency="USD" office:value="30" calcext:value-type="currency">
            <text:p>$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A</text:p>
          </table:table-cell>
          <table:table-cell office:value-type="float" office:value="46" calcext:value-type="float">
            <text:p>4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0]*[.D60]" office:value-type="currency" office:currency="USD" office:value="2990" calcext:value-type="currency">
            <text:p>$2,990</text:p>
          </table:table-cell>
          <table:table-cell table:formula="of:=[.E60]-[.H60]" office:value-type="currency" office:currency="USD" office:value="2760" calcext:value-type="currency">
            <text:p>$2,7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0]*[.G60]" office:value-type="currency" office:currency="USD" office:value="230" calcext:value-type="currency">
            <text:p>$2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B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61]*[.D61]" office:value-type="currency" office:currency="USD" office:value="3125" calcext:value-type="currency">
            <text:p>$3,125</text:p>
          </table:table-cell>
          <table:table-cell table:formula="of:=[.E61]-[.H61]" office:value-type="currency" office:currency="USD" office:value="2875" calcext:value-type="currency">
            <text:p>$2,87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1]*[.G61]" office:value-type="currency" office:currency="USD" office:value="250" calcext:value-type="currency">
            <text:p>$2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C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2]*[.D62]" office:value-type="currency" office:currency="USD" office:value="2800" calcext:value-type="currency">
            <text:p>$2,800</text:p>
          </table:table-cell>
          <table:table-cell table:formula="of:=[.E62]-[.H62]" office:value-type="currency" office:currency="USD" office:value="2560" calcext:value-type="currency">
            <text:p>$2,5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2]*[.G62]" office:value-type="currency" office:currency="USD" office:value="240" calcext:value-type="currency">
            <text:p>$2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63]*[.D63]" office:value-type="currency" office:currency="USD" office:value="0" calcext:value-type="currency">
            <text:p>$0</text:p>
          </table:table-cell>
          <table:table-cell table:formula="of:=[.E63]-[.H63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63]*[.G63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Northeast Washington Sum</text:p>
          </table:table-cell>
          <table:table-cell table:style-name="ce1"/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58:.E63])" office:value-type="currency" office:currency="USD" office:value="9425" calcext:value-type="currency">
            <text:p>$9,425</text:p>
          </table:table-cell>
          <table:table-cell table:style-name="ce6" table:formula="of:=SUM([.F58:.F63])" office:value-type="currency" office:currency="USD" office:value="8615" calcext:value-type="currency">
            <text:p>$8,615</text:p>
          </table:table-cell>
          <table:table-cell table:style-name="ce6"/>
          <table:table-cell table:style-name="ce6" table:formula="of:=SUM([.H58:.H63])" office:value-type="currency" office:currency="USD" office:value="810" calcext:value-type="currency">
            <text:p>$81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Additional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5]*[.D65]" office:value-type="currency" office:currency="USD" office:value="70" calcext:value-type="currency">
            <text:p>$70</text:p>
          </table:table-cell>
          <table:table-cell table:formula="of:=[.E65]-[.H65]" office:value-type="currency" office:currency="USD" office:value="35" calcext:value-type="currency">
            <text:p>$3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5]*[.G65]" office:value-type="currency" office:currency="USD" office:value="35" calcext:value-type="currency">
            <text:p>$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6]*[.D66]" office:value-type="currency" office:currency="USD" office:value="130" calcext:value-type="currency">
            <text:p>$130</text:p>
          </table:table-cell>
          <table:table-cell table:formula="of:=[.E66]-[.H66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6]*[.G66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7]*[.D67]" office:value-type="currency" office:currency="USD" office:value="1300" calcext:value-type="currency">
            <text:p>$1,300</text:p>
          </table:table-cell>
          <table:table-cell table:formula="of:=[.E67]-[.H67]" office:value-type="currency" office:currency="USD" office:value="1200" calcext:value-type="currency">
            <text:p>$1,2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7]*[.G67]" office:value-type="currency" office:currency="USD" office:value="100" calcext:value-type="currency">
            <text:p>$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68]*[.D68]" office:value-type="currency" office:currency="USD" office:value="1500" calcext:value-type="currency">
            <text:p>$1,500</text:p>
          </table:table-cell>
          <table:table-cell table:formula="of:=[.E68]-[.H68]" office:value-type="currency" office:currency="USD" office:value="1380" calcext:value-type="currency">
            <text:p>$1,38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8]*[.G68]" office:value-type="currency" office:currency="USD" office:value="120" calcext:value-type="currency">
            <text:p>$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C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9]*[.D69]" office:value-type="currency" office:currency="USD" office:value="1225" calcext:value-type="currency">
            <text:p>$1,225</text:p>
          </table:table-cell>
          <table:table-cell table:formula="of:=[.E69]-[.H69]" office:value-type="currency" office:currency="USD" office:value="1120" calcext:value-type="currency">
            <text:p>$1,12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9]*[.G69]" office:value-type="currency" office:currency="USD" office:value="105" calcext:value-type="currency">
            <text:p>$1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0]*[.D70]" office:value-type="currency" office:currency="USD" office:value="0" calcext:value-type="currency">
            <text:p>$0</text:p>
          </table:table-cell>
          <table:table-cell table:formula="of:=[.E70]-[.H70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0]*[.G70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Olympic Sum</text:p>
          </table:table-cell>
          <table:table-cell table:style-name="ce1"/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65:.E70])" office:value-type="currency" office:currency="USD" office:value="4225" calcext:value-type="currency">
            <text:p>$4,225</text:p>
          </table:table-cell>
          <table:table-cell table:style-name="ce6" table:formula="of:=SUM([.F65:.F70])" office:value-type="currency" office:currency="USD" office:value="3855" calcext:value-type="currency">
            <text:p>$3,855</text:p>
          </table:table-cell>
          <table:table-cell table:style-name="ce6"/>
          <table:table-cell table:style-name="ce6" table:formula="of:=SUM([.H65:.H70])" office:value-type="currency" office:currency="USD" office:value="370" calcext:value-type="currency">
            <text:p>$37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Additional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2]*[.D72]" office:value-type="currency" office:currency="USD" office:value="110" calcext:value-type="currency">
            <text:p>$110</text:p>
          </table:table-cell>
          <table:table-cell table:formula="of:=[.E72]-[.H72]" office:value-type="currency" office:currency="USD" office:value="55" calcext:value-type="currency">
            <text:p>$5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2]*[.G72]" office:value-type="currency" office:currency="USD" office:value="55" calcext:value-type="currency">
            <text:p>$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73]*[.D73]" office:value-type="currency" office:currency="USD" office:value="195" calcext:value-type="currency">
            <text:p>$195</text:p>
          </table:table-cell>
          <table:table-cell table:formula="of:=[.E73]-[.H73]" office:value-type="currency" office:currency="USD" office:value="180" calcext:value-type="currency">
            <text:p>$1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3]*[.G73]" office:value-type="currency" office:currency="USD" office:value="15" calcext:value-type="currency">
            <text:p>$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A</text:p>
          </table:table-cell>
          <table:table-cell office:value-type="float" office:value="29" calcext:value-type="float">
            <text:p>29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74]*[.D74]" office:value-type="currency" office:currency="USD" office:value="1885" calcext:value-type="currency">
            <text:p>$1,885</text:p>
          </table:table-cell>
          <table:table-cell table:formula="of:=[.E74]-[.H74]" office:value-type="currency" office:currency="USD" office:value="1740" calcext:value-type="currency">
            <text:p>$1,74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4]*[.G74]" office:value-type="currency" office:currency="USD" office:value="145" calcext:value-type="currency">
            <text:p>$1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75]*[.D75]" office:value-type="currency" office:currency="USD" office:value="1625" calcext:value-type="currency">
            <text:p>$1,625</text:p>
          </table:table-cell>
          <table:table-cell table:formula="of:=[.E75]-[.H75]" office:value-type="currency" office:currency="USD" office:value="1495" calcext:value-type="currency">
            <text:p>$1,4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5]*[.G75]" office:value-type="currency" office:currency="USD" office:value="130" calcext:value-type="currency">
            <text:p>$1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76]*[.D76]" office:value-type="currency" office:currency="USD" office:value="525" calcext:value-type="currency">
            <text:p>$525</text:p>
          </table:table-cell>
          <table:table-cell table:formula="of:=[.E76]-[.H76]" office:value-type="currency" office:currency="USD" office:value="480" calcext:value-type="currency">
            <text:p>$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76]*[.G76]" office:value-type="currency" office:currency="USD" office:value="45" calcext:value-type="currency">
            <text:p>$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7]*[.D77]" office:value-type="currency" office:currency="USD" office:value="0" calcext:value-type="currency">
            <text:p>$0</text:p>
          </table:table-cell>
          <table:table-cell table:formula="of:=[.E77]-[.H77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7]*[.G77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acific Sum</text:p>
          </table:table-cell>
          <table:table-cell table:style-name="ce1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72:.E77])" office:value-type="currency" office:currency="USD" office:value="4340" calcext:value-type="currency">
            <text:p>$4,340</text:p>
          </table:table-cell>
          <table:table-cell table:style-name="ce6" table:formula="of:=SUM([.F72:.F77])" office:value-type="currency" office:currency="USD" office:value="3950" calcext:value-type="currency">
            <text:p>$3,950</text:p>
          </table:table-cell>
          <table:table-cell table:style-name="ce6"/>
          <table:table-cell table:style-name="ce6" table:formula="of:=SUM([.H72:.H77])" office:value-type="currency" office:currency="USD" office:value="390" calcext:value-type="currency">
            <text:p>$39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Additional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9]*[.D79]" office:value-type="currency" office:currency="USD" office:value="110" calcext:value-type="currency">
            <text:p>$110</text:p>
          </table:table-cell>
          <table:table-cell table:formula="of:=[.E79]-[.H79]" office:value-type="currency" office:currency="USD" office:value="55" calcext:value-type="currency">
            <text:p>$5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9]*[.G79]" office:value-type="currency" office:currency="USD" office:value="55" calcext:value-type="currency">
            <text:p>$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0]*[.D80]" office:value-type="currency" office:currency="USD" office:value="325" calcext:value-type="currency">
            <text:p>$325</text:p>
          </table:table-cell>
          <table:table-cell table:formula="of:=[.E80]-[.H80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0]*[.G80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A</text:p>
          </table:table-cell>
          <table:table-cell office:value-type="float" office:value="41" calcext:value-type="float">
            <text:p>4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1]*[.D81]" office:value-type="currency" office:currency="USD" office:value="2665" calcext:value-type="currency">
            <text:p>$2,665</text:p>
          </table:table-cell>
          <table:table-cell table:formula="of:=[.E81]-[.H81]" office:value-type="currency" office:currency="USD" office:value="2460" calcext:value-type="currency">
            <text:p>$2,4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1]*[.G81]" office:value-type="currency" office:currency="USD" office:value="205" calcext:value-type="currency">
            <text:p>$2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82]*[.D82]" office:value-type="currency" office:currency="USD" office:value="1500" calcext:value-type="currency">
            <text:p>$1,500</text:p>
          </table:table-cell>
          <table:table-cell table:formula="of:=[.E82]-[.H82]" office:value-type="currency" office:currency="USD" office:value="1380" calcext:value-type="currency">
            <text:p>$1,38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2]*[.G82]" office:value-type="currency" office:currency="USD" office:value="120" calcext:value-type="currency">
            <text:p>$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83]*[.D83]" office:value-type="currency" office:currency="USD" office:value="875" calcext:value-type="currency">
            <text:p>$875</text:p>
          </table:table-cell>
          <table:table-cell table:formula="of:=[.E83]-[.H83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83]*[.G83]" office:value-type="currency" office:currency="USD" office:value="75" calcext:value-type="currency">
            <text:p>$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84]*[.D84]" office:value-type="currency" office:currency="USD" office:value="0" calcext:value-type="currency">
            <text:p>$0</text:p>
          </table:table-cell>
          <table:table-cell table:formula="of:=[.E84]-[.H84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84]*[.G84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ierce Sum</text:p>
          </table:table-cell>
          <table:table-cell table:style-name="ce1"/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79:.E84])" office:value-type="currency" office:currency="USD" office:value="5475" calcext:value-type="currency">
            <text:p>$5,475</text:p>
          </table:table-cell>
          <table:table-cell table:style-name="ce6" table:formula="of:=SUM([.F79:.F84])" office:value-type="currency" office:currency="USD" office:value="4995" calcext:value-type="currency">
            <text:p>$4,995</text:p>
          </table:table-cell>
          <table:table-cell table:style-name="ce6"/>
          <table:table-cell table:style-name="ce6" table:formula="of:=SUM([.H79:.H84])" office:value-type="currency" office:currency="USD" office:value="480" calcext:value-type="currency">
            <text:p>$48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Additional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6]*[.D86]" office:value-type="currency" office:currency="USD" office:value="300" calcext:value-type="currency">
            <text:p>$300</text:p>
          </table:table-cell>
          <table:table-cell table:formula="of:=[.E86]-[.H86]" office:value-type="currency" office:currency="USD" office:value="150" calcext:value-type="currency">
            <text:p>$15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6]*[.G86]" office:value-type="currency" office:currency="USD" office:value="150" calcext:value-type="currency">
            <text:p>$1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Associate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7]*[.D87]" office:value-type="currency" office:currency="USD" office:value="650" calcext:value-type="currency">
            <text:p>$650</text:p>
          </table:table-cell>
          <table:table-cell table:formula="of:=[.E87]-[.H87]" office:value-type="currency" office:currency="USD" office:value="600" calcext:value-type="currency">
            <text:p>$6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7]*[.G87]" office:value-type="currency" office:currency="USD" office:value="50" calcext:value-type="currency">
            <text:p>$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8]*[.D88]" office:value-type="currency" office:currency="USD" office:value="2275" calcext:value-type="currency">
            <text:p>$2,275</text:p>
          </table:table-cell>
          <table:table-cell table:formula="of:=[.E88]-[.H88]" office:value-type="currency" office:currency="USD" office:value="2100" calcext:value-type="currency">
            <text:p>$2,1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8]*[.G88]" office:value-type="currency" office:currency="USD" office:value="175" calcext:value-type="currency">
            <text:p>$1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B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89]*[.D89]" office:value-type="currency" office:currency="USD" office:value="1000" calcext:value-type="currency">
            <text:p>$1,000</text:p>
          </table:table-cell>
          <table:table-cell table:formula="of:=[.E89]-[.H89]" office:value-type="currency" office:currency="USD" office:value="920" calcext:value-type="currency">
            <text:p>$92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9]*[.G89]" office:value-type="currency" office:currency="USD" office:value="80" calcext:value-type="currency">
            <text:p>$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C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90]*[.D90]" office:value-type="currency" office:currency="USD" office:value="1400" calcext:value-type="currency">
            <text:p>$1,400</text:p>
          </table:table-cell>
          <table:table-cell table:formula="of:=[.E90]-[.H90]" office:value-type="currency" office:currency="USD" office:value="1280" calcext:value-type="currency">
            <text:p>$1,2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90]*[.G90]" office:value-type="currency" office:currency="USD" office:value="120" calcext:value-type="currency">
            <text:p>$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91]*[.D91]" office:value-type="currency" office:currency="USD" office:value="0" calcext:value-type="currency">
            <text:p>$0</text:p>
          </table:table-cell>
          <table:table-cell table:formula="of:=[.E91]-[.H91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91]*[.G91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outh Sound Sum</text:p>
          </table:table-cell>
          <table:table-cell table:style-name="ce1"/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<text:s/></text:p>
          </table:table-cell>
          <table:table-cell table:style-name="ce6" table:formula="of:=SUM([.E86:.E91])" office:value-type="currency" office:currency="USD" office:value="5625" calcext:value-type="currency">
            <text:p>$5,625</text:p>
          </table:table-cell>
          <table:table-cell table:style-name="ce6" table:formula="of:=SUM([.F86:.F91])" office:value-type="currency" office:currency="USD" office:value="5050" calcext:value-type="currency">
            <text:p>$5,050</text:p>
          </table:table-cell>
          <table:table-cell table:style-name="ce7"/>
          <table:table-cell table:style-name="ce7" table:formula="of:=SUM([.H86:.H91])" office:value-type="currency" office:currency="USD" office:value="575" calcext:value-type="currency">
            <text:p>$57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3]*[.D93]" office:value-type="currency" office:currency="USD" office:value="60" calcext:value-type="currency">
            <text:p>$60</text:p>
          </table:table-cell>
          <table:table-cell table:formula="of:=[.E93]-[.H93]" office:value-type="currency" office:currency="USD" office:value="30" calcext:value-type="currency">
            <text:p>$3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3]*[.G93]" office:value-type="currency" office:currency="USD" office:value="30" calcext:value-type="currency">
            <text:p>$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94]*[.D94]" office:value-type="currency" office:currency="USD" office:value="130" calcext:value-type="currency">
            <text:p>$130</text:p>
          </table:table-cell>
          <table:table-cell table:formula="of:=[.E94]-[.H94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4]*[.G94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A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95]*[.D95]" office:value-type="currency" office:currency="USD" office:value="1040" calcext:value-type="currency">
            <text:p>$1,040</text:p>
          </table:table-cell>
          <table:table-cell table:formula="of:=[.E95]-[.H95]" office:value-type="currency" office:currency="USD" office:value="960" calcext:value-type="currency">
            <text:p>$9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5]*[.G95]" office:value-type="currency" office:currency="USD" office:value="80" calcext:value-type="currency">
            <text:p>$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96]*[.D96]" office:value-type="currency" office:currency="USD" office:value="1625" calcext:value-type="currency">
            <text:p>$1,625</text:p>
          </table:table-cell>
          <table:table-cell table:formula="of:=[.E96]-[.H96]" office:value-type="currency" office:currency="USD" office:value="1495" calcext:value-type="currency">
            <text:p>$1,4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6]*[.G96]" office:value-type="currency" office:currency="USD" office:value="130" calcext:value-type="currency">
            <text:p>$1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97]*[.D97]" office:value-type="currency" office:currency="USD" office:value="525" calcext:value-type="currency">
            <text:p>$525</text:p>
          </table:table-cell>
          <table:table-cell table:formula="of:=[.E97]-[.H97]" office:value-type="currency" office:currency="USD" office:value="480" calcext:value-type="currency">
            <text:p>$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97]*[.G97]" office:value-type="currency" office:currency="USD" office:value="45" calcext:value-type="currency">
            <text:p>$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98]*[.D98]" office:value-type="currency" office:currency="USD" office:value="0" calcext:value-type="currency">
            <text:p>$0</text:p>
          </table:table-cell>
          <table:table-cell table:formula="of:=[.E98]-[.H98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98]*[.G98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pokane Sum</text:p>
          </table:table-cell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<text:s/></text:p>
          </table:table-cell>
          <table:table-cell table:style-name="ce6" table:formula="of:=SUM([.E93:.E98])" office:value-type="currency" office:currency="USD" office:value="3380" calcext:value-type="currency">
            <text:p>$3,380</text:p>
          </table:table-cell>
          <table:table-cell table:style-name="ce6" table:formula="of:=SUM([.F93:.F98])" office:value-type="currency" office:currency="USD" office:value="3085" calcext:value-type="currency">
            <text:p>$3,085</text:p>
          </table:table-cell>
          <table:table-cell table:style-name="ce8"/>
          <table:table-cell table:style-name="ce8" table:formula="of:=SUM([.H93:.H98])" office:value-type="currency" office:currency="USD" office:value="295" calcext:value-type="currency">
            <text:p>$29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Additional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0]*[.D100]" office:value-type="currency" office:currency="USD" office:value="90" calcext:value-type="currency">
            <text:p>$90</text:p>
          </table:table-cell>
          <table:table-cell table:formula="of:=[.E100]-[.H100]" office:value-type="currency" office:currency="USD" office:value="45" calcext:value-type="currency">
            <text:p>$4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0]*[.G100]" office:value-type="currency" office:currency="USD" office:value="45" calcext:value-type="currency">
            <text:p>$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1]*[.D101]" office:value-type="currency" office:currency="USD" office:value="390" calcext:value-type="currency">
            <text:p>$390</text:p>
          </table:table-cell>
          <table:table-cell table:formula="of:=[.E101]-[.H101]" office:value-type="currency" office:currency="USD" office:value="360" calcext:value-type="currency">
            <text:p>$3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1]*[.G101]" office:value-type="currency" office:currency="USD" office:value="30" calcext:value-type="currency">
            <text:p>$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2]*[.D102]" office:value-type="currency" office:currency="USD" office:value="2275" calcext:value-type="currency">
            <text:p>$2,275</text:p>
          </table:table-cell>
          <table:table-cell table:formula="of:=[.E102]-[.H102]" office:value-type="currency" office:currency="USD" office:value="2100" calcext:value-type="currency">
            <text:p>$2,1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2]*[.G102]" office:value-type="currency" office:currency="USD" office:value="175" calcext:value-type="currency">
            <text:p>$1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B</text:p>
          </table:table-cell>
          <table:table-cell office:value-type="float" office:value="23" calcext:value-type="float">
            <text:p>2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03]*[.D103]" office:value-type="currency" office:currency="USD" office:value="2875" calcext:value-type="currency">
            <text:p>$2,875</text:p>
          </table:table-cell>
          <table:table-cell table:formula="of:=[.E103]-[.H103]" office:value-type="currency" office:currency="USD" office:value="2645" calcext:value-type="currency">
            <text:p>$2,64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3]*[.G103]" office:value-type="currency" office:currency="USD" office:value="230" calcext:value-type="currency">
            <text:p>$2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04]*[.D104]" office:value-type="currency" office:currency="USD" office:value="1050" calcext:value-type="currency">
            <text:p>$1,050</text:p>
          </table:table-cell>
          <table:table-cell table:formula="of:=[.E104]-[.H104]" office:value-type="currency" office:currency="USD" office:value="960" calcext:value-type="currency">
            <text:p>$9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04]*[.G104]" office:value-type="currency" office:currency="USD" office:value="90" calcext:value-type="currency">
            <text:p>$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05]*[.D105]" office:value-type="currency" office:currency="USD" office:value="0" calcext:value-type="currency">
            <text:p>$0</text:p>
          </table:table-cell>
          <table:table-cell table:formula="of:=[.E105]-[.H105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05]*[.G105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Upper Puget Sound Sum</text:p>
          </table:table-cell>
          <table:table-cell table:style-name="ce1"/>
          <table:table-cell table:style-name="ce2" office:value-type="float" office:value="79" calcext:value-type="float">
            <text:p>79</text:p>
          </table:table-cell>
          <table:table-cell table:style-name="ce6"/>
          <table:table-cell table:style-name="ce6" table:formula="of:=SUM([.E100:.E105])" office:value-type="currency" office:currency="USD" office:value="6680" calcext:value-type="currency">
            <text:p>$6,680</text:p>
          </table:table-cell>
          <table:table-cell table:style-name="ce6" table:formula="of:=SUM([.F100:.F105])" office:value-type="currency" office:currency="USD" office:value="6110" calcext:value-type="currency">
            <text:p>$6,110</text:p>
          </table:table-cell>
          <table:table-cell table:style-name="ce6"/>
          <table:table-cell table:style-name="ce6" table:formula="of:=SUM([.H100:.H105])" office:value-type="currency" office:currency="USD" office:value="570" calcext:value-type="currency">
            <text:p>$570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Additional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7]*[.D107]" office:value-type="currency" office:currency="USD" office:value="130" calcext:value-type="currency">
            <text:p>$130</text:p>
          </table:table-cell>
          <table:table-cell table:formula="of:=[.E107]-[.H107]" office:value-type="currency" office:currency="USD" office:value="65" calcext:value-type="currency">
            <text:p>$6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7]*[.G107]" office:value-type="currency" office:currency="USD" office:value="65" calcext:value-type="currency">
            <text:p>$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8]*[.D108]" office:value-type="currency" office:currency="USD" office:value="325" calcext:value-type="currency">
            <text:p>$325</text:p>
          </table:table-cell>
          <table:table-cell table:formula="of:=[.E108]-[.H108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8]*[.G108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A</text:p>
          </table:table-cell>
          <table:table-cell office:value-type="float" office:value="36" calcext:value-type="float">
            <text:p>3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9]*[.D109]" office:value-type="currency" office:currency="USD" office:value="2340" calcext:value-type="currency">
            <text:p>$2,340</text:p>
          </table:table-cell>
          <table:table-cell table:formula="of:=[.E109]-[.H109]" office:value-type="currency" office:currency="USD" office:value="2160" calcext:value-type="currency">
            <text:p>$2,1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9]*[.G109]" office:value-type="currency" office:currency="USD" office:value="180" calcext:value-type="currency">
            <text:p>$1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B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10]*[.D110]" office:value-type="currency" office:currency="USD" office:value="2125" calcext:value-type="currency">
            <text:p>$2,125</text:p>
          </table:table-cell>
          <table:table-cell table:formula="of:=[.E110]-[.H110]" office:value-type="currency" office:currency="USD" office:value="1955" calcext:value-type="currency">
            <text:p>$1,95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10]*[.G110]" office:value-type="currency" office:currency="USD" office:value="170" calcext:value-type="currency">
            <text:p>$1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11]*[.D111]" office:value-type="currency" office:currency="USD" office:value="350" calcext:value-type="currency">
            <text:p>$350</text:p>
          </table:table-cell>
          <table:table-cell table:formula="of:=[.E111]-[.H111]" office:value-type="currency" office:currency="USD" office:value="320" calcext:value-type="currency">
            <text:p>$32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11]*[.G111]" office:value-type="currency" office:currency="USD" office:value="30" calcext:value-type="currency">
            <text:p>$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12]*[.D112]" office:value-type="currency" office:currency="USD" office:value="0" calcext:value-type="currency">
            <text:p>$0</text:p>
          </table:table-cell>
          <table:table-cell table:formula="of:=[.E112]-[.H112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12]*[.G112]" office:value-type="currency" office:currency="USD" office:value="0" calcext:value-type="currency">
            <text:p>$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Whatcom Sum</text:p>
          </table:table-cell>
          <table:table-cell table:style-name="ce1"/>
          <table:table-cell table:style-name="ce2" office:value-type="float" office:value="73" calcext:value-type="float">
            <text:p>73</text:p>
          </table:table-cell>
          <table:table-cell table:style-name="ce6"/>
          <table:table-cell table:style-name="ce6" table:formula="of:=SUM([.E107:.E112])" office:value-type="currency" office:currency="USD" office:value="5270" calcext:value-type="currency">
            <text:p>$5,270</text:p>
          </table:table-cell>
          <table:table-cell table:style-name="ce6" table:formula="of:=SUM([.F107:.F112])" office:value-type="currency" office:currency="USD" office:value="4800" calcext:value-type="currency">
            <text:p>$4,800</text:p>
          </table:table-cell>
          <table:table-cell table:style-name="ce6"/>
          <table:table-cell table:style-name="ce6" table:formula="of:=SUM([.H107:.H112])" office:value-type="currency" office:currency="USD" office:value="470" calcext:value-type="currency">
            <text:p>$470</text:p>
          </table:table-cell>
          <table:table-cell table:style-name="ce1" table:number-columns-repeated="1016"/>
        </table:table-row>
        <table:table-row table:style-name="ro4">
          <table:table-cell table:style-name="ce1" office:value-type="string" calcext:value-type="string">
            <text:p>Grand Sum</text:p>
          </table:table-cell>
          <table:table-cell table:style-name="ce1"/>
          <table:table-cell table:style-name="ce2" office:value-type="float" office:value="1238" calcext:value-type="float">
            <text:p>1238</text:p>
          </table:table-cell>
          <table:table-cell table:style-name="ce6"/>
          <table:table-cell table:style-name="ce6" table:formula="of:=SUM([.E113:.E113];[.E106:.E106];[.E99:.E99];[.E92:.E92];[.E85:.E85];[.E78:.E78];[.E71:.E71];[.E64:.E64];[.E57:.E57];[.E50:.E50];[.E43:.E43];[.E36:.E36];[.E29:.E29];[.E22:.E22];[.E15:.E15];[.E8:.E8])" office:value-type="currency" office:currency="USD" office:value="98350" calcext:value-type="currency">
            <text:p>$98,350</text:p>
          </table:table-cell>
          <table:table-cell table:style-name="ce6" table:formula="of:=[.E114]-[.H114]" office:value-type="currency" office:currency="USD" office:value="89695" calcext:value-type="currency">
            <text:p>$89,695</text:p>
          </table:table-cell>
          <table:table-cell table:style-name="ce6"/>
          <table:table-cell table:style-name="ce6" table:formula="of:=SUM([.H113:.H113];[.H106:.H106];[.H99:.H99];[.H92:.H92];[.H85:.H85];[.H78:.H78];[.H71:.H71];[.H64:.H64];[.H57:.H57];[.H50:.H50];[.H43:.H43];[.H36:.H36];[.H29:.H29];[.H22:.H22];[.H15:.H15];[.H8:.H8])" office:value-type="currency" office:currency="USD" office:value="8655" calcext:value-type="currency">
            <text:p>$8,655</text:p>
          </table:table-cell>
          <table:table-cell table:style-name="ce1" table:number-columns-repeated="1016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08" table:default-cell-style-name="Default"/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Member_type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Dues_amount</text:p>
          </table:table-cell>
          <table:table-cell table:style-name="ce4" office:value-type="string" calcext:value-type="string">
            <text:p>Dues_total</text:p>
          </table:table-cell>
          <table:table-cell table:style-name="ce4" office:value-type="string" calcext:value-type="string">
            <text:p>State_total</text:p>
          </table:table-cell>
          <table:table-cell table:style-name="ce4" office:value-type="string" calcext:value-type="string">
            <text:p>Chapter_each</text:p>
          </table:table-cell>
          <table:table-cell table:style-name="ce4" office:value-type="string" calcext:value-type="string">
            <text:p>Chapter_share_total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Additional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]*[.D2]" office:value-type="currency" office:currency="USD" office:value="40" calcext:value-type="currency">
            <text:p>$40</text:p>
          </table:table-cell>
          <table:table-cell table:formula="of:=[.E2]-[.H2]" office:value-type="currency" office:currency="USD" office:value="20" calcext:value-type="currency">
            <text:p>$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]*[.G2]" office:value-type="currency" office:currency="USD" office:value="20" calcext:value-type="currency">
            <text:p>$2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lue Mountain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]*[.D3]" office:value-type="currency" office:currency="USD" office:value="65" calcext:value-type="currency">
            <text:p>$65</text:p>
          </table:table-cell>
          <table:table-cell table:formula="of:=[.E3]-[.H3]" office:value-type="currency" office:currency="USD" office:value="60" calcext:value-type="currency">
            <text:p>$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]*[.G3]" office:value-type="currency" office:currency="USD" office:value="5" calcext:value-type="currency">
            <text:p>$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]*[.D4]" office:value-type="currency" office:currency="USD" office:value="130" calcext:value-type="currency">
            <text:p>$130</text:p>
          </table:table-cell>
          <table:table-cell table:formula="of:=[.E4]-[.H4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]*[.G4]" office:value-type="currency" office:currency="USD" office:value="10" calcext:value-type="currency">
            <text:p>$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B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5]*[.D5]" office:value-type="currency" office:currency="USD" office:value="375" calcext:value-type="currency">
            <text:p>$375</text:p>
          </table:table-cell>
          <table:table-cell table:formula="of:=[.E5]-[.H5]" office:value-type="currency" office:currency="USD" office:value="345" calcext:value-type="currency">
            <text:p>$34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]*[.G5]" office:value-type="currency" office:currency="USD" office:value="30" calcext:value-type="currency">
            <text:p>$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GenMem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]*[.D6]" office:value-type="currency" office:currency="USD" office:value="175" calcext:value-type="currency">
            <text:p>$175</text:p>
          </table:table-cell>
          <table:table-cell table:formula="of:=[.E6]-[.H6]" office:value-type="currency" office:currency="USD" office:value="160" calcext:value-type="currency">
            <text:p>$1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]*[.G6]" office:value-type="currency" office:currency="USD" office:value="15" calcext:value-type="currency">
            <text:p>$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ue Mountain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]*[.D7]" office:value-type="currency" office:currency="USD" office:value="0" calcext:value-type="currency">
            <text:p>$0</text:p>
          </table:table-cell>
          <table:table-cell table:formula="of:=[.E7]-[.H7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]*[.G7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Blue Mountain Sum</text:p>
          </table:table-cell>
          <table:table-cell table:style-name="ce1"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2:.E7])" office:value-type="currency" office:currency="USD" office:value="785" calcext:value-type="currency">
            <text:p>$785</text:p>
          </table:table-cell>
          <table:table-cell table:style-name="ce6" table:formula="of:=SUM([.F2:.F7])" office:value-type="currency" office:currency="USD" office:value="705" calcext:value-type="currency">
            <text:p>$705</text:p>
          </table:table-cell>
          <table:table-cell table:style-name="ce6"/>
          <table:table-cell table:style-name="ce6" table:formula="of:=SUM([.H2:.H7])" office:value-type="currency" office:currency="USD" office:value="80" calcext:value-type="currency">
            <text:p>$8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dditional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]*[.D9]" office:value-type="currency" office:currency="USD" office:value="150" calcext:value-type="currency">
            <text:p>$150</text:p>
          </table:table-cell>
          <table:table-cell table:formula="of:=[.E9]-[.H9]" office:value-type="currency" office:currency="USD" office:value="75" calcext:value-type="currency">
            <text:p>$7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]*[.G9]" office:value-type="currency" office:currency="USD" office:value="75" calcext:value-type="currency">
            <text:p>$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ssociate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]*[.D10]" office:value-type="currency" office:currency="USD" office:value="780" calcext:value-type="currency">
            <text:p>$780</text:p>
          </table:table-cell>
          <table:table-cell table:formula="of:=[.E10]-[.H10]" office:value-type="currency" office:currency="USD" office:value="720" calcext:value-type="currency">
            <text:p>$7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]*[.G10]" office:value-type="currency" office:currency="USD" office:value="60" calcext:value-type="currency">
            <text:p>$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A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1]*[.D11]" office:value-type="currency" office:currency="USD" office:value="9620" calcext:value-type="currency">
            <text:p>$9,620</text:p>
          </table:table-cell>
          <table:table-cell table:formula="of:=[.E11]-[.H11]" office:value-type="currency" office:currency="USD" office:value="8880" calcext:value-type="currency">
            <text:p>$8,8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1]*[.G11]" office:value-type="currency" office:currency="USD" office:value="740" calcext:value-type="currency">
            <text:p>$7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B</text:p>
          </table:table-cell>
          <table:table-cell office:value-type="float" office:value="33" calcext:value-type="float">
            <text:p>3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2]*[.D12]" office:value-type="currency" office:currency="USD" office:value="4125" calcext:value-type="currency">
            <text:p>$4,125</text:p>
          </table:table-cell>
          <table:table-cell table:formula="of:=[.E12]-[.H12]" office:value-type="currency" office:currency="USD" office:value="3795" calcext:value-type="currency">
            <text:p>$3,7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2]*[.G12]" office:value-type="currency" office:currency="USD" office:value="330" calcext:value-type="currency">
            <text:p>$3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GenMemC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3]*[.D13]" office:value-type="currency" office:currency="USD" office:value="1575" calcext:value-type="currency">
            <text:p>$1,575</text:p>
          </table:table-cell>
          <table:table-cell table:formula="of:=[.E13]-[.H13]" office:value-type="currency" office:currency="USD" office:value="1440" calcext:value-type="currency">
            <text:p>$1,44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3]*[.G13]" office:value-type="currency" office:currency="USD" office:value="135" calcext:value-type="currency">
            <text:p>$1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New LifeMem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4]*[.D14]" office:value-type="currency" office:currency="USD" office:value="5100" calcext:value-type="currency">
            <text:p>$5,100</text:p>
          </table:table-cell>
          <table:table-cell table:formula="of:=[.E14]-[.H14]" office:value-type="currency" office:currency="USD" office:value="4650" calcext:value-type="currency">
            <text:p>$4,65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4]*[.G14]" office:value-type="currency" office:currency="USD" office:value="450" calcext:value-type="currency">
            <text:p>$45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Clark Sum</text:p>
          </table:table-cell>
          <table:table-cell table:style-name="ce1"/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9:.E14])" office:value-type="currency" office:currency="USD" office:value="21350" calcext:value-type="currency">
            <text:p>$21,350</text:p>
          </table:table-cell>
          <table:table-cell table:style-name="ce6" table:formula="of:=SUM([.F9:.F14])" office:value-type="currency" office:currency="USD" office:value="19560" calcext:value-type="currency">
            <text:p>$19,560</text:p>
          </table:table-cell>
          <table:table-cell table:style-name="ce6"/>
          <table:table-cell table:style-name="ce6" table:formula="of:=SUM([.H9:.H14])" office:value-type="currency" office:currency="USD" office:value="1790" calcext:value-type="currency">
            <text:p>$1,79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Additional</text:p>
          </table:table-cell>
          <table:table-cell office:value-type="float" office:value="23" calcext:value-type="float">
            <text:p>23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6]*[.D16]" office:value-type="currency" office:currency="USD" office:value="230" calcext:value-type="currency">
            <text:p>$230</text:p>
          </table:table-cell>
          <table:table-cell table:formula="of:=[.E16]-[.H16]" office:value-type="currency" office:currency="USD" office:value="115" calcext:value-type="currency">
            <text:p>$11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6]*[.G16]" office:value-type="currency" office:currency="USD" office:value="115" calcext:value-type="currency">
            <text:p>$1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7]*[.D17]" office:value-type="currency" office:currency="USD" office:value="325" calcext:value-type="currency">
            <text:p>$325</text:p>
          </table:table-cell>
          <table:table-cell table:formula="of:=[.E17]-[.H17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7]*[.G17]" office:value-type="currency" office:currency="USD" office:value="25" calcext:value-type="currency">
            <text:p>$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A</text:p>
          </table:table-cell>
          <table:table-cell office:value-type="float" office:value="33" calcext:value-type="float">
            <text:p>3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8]*[.D18]" office:value-type="currency" office:currency="USD" office:value="2145" calcext:value-type="currency">
            <text:p>$2,145</text:p>
          </table:table-cell>
          <table:table-cell table:formula="of:=[.E18]-[.H18]" office:value-type="currency" office:currency="USD" office:value="1980" calcext:value-type="currency">
            <text:p>$1,9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8]*[.G18]" office:value-type="currency" office:currency="USD" office:value="165" calcext:value-type="currency">
            <text:p>$1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B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9]*[.D19]" office:value-type="currency" office:currency="USD" office:value="875" calcext:value-type="currency">
            <text:p>$875</text:p>
          </table:table-cell>
          <table:table-cell table:formula="of:=[.E19]-[.H19]" office:value-type="currency" office:currency="USD" office:value="805" calcext:value-type="currency">
            <text:p>$80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9]*[.G19]" office:value-type="currency" office:currency="USD" office:value="70" calcext:value-type="currency">
            <text:p>$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GenMemC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20]*[.D20]" office:value-type="currency" office:currency="USD" office:value="1750" calcext:value-type="currency">
            <text:p>$1,750</text:p>
          </table:table-cell>
          <table:table-cell table:formula="of:=[.E20]-[.H20]" office:value-type="currency" office:currency="USD" office:value="1600" calcext:value-type="currency">
            <text:p>$1,6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20]*[.G20]" office:value-type="currency" office:currency="USD" office:value="150" calcext:value-type="currency">
            <text:p>$1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wlitz</text:p>
          </table:table-cell>
          <table:table-cell office:value-type="string" calcext:value-type="string">
            <text:p>New LifeMe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21]*[.D21]" office:value-type="currency" office:currency="USD" office:value="1700" calcext:value-type="currency">
            <text:p>$1,700</text:p>
          </table:table-cell>
          <table:table-cell table:formula="of:=[.E21]-[.H21]" office:value-type="currency" office:currency="USD" office:value="1550" calcext:value-type="currency">
            <text:p>$1,55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21]*[.G21]" office:value-type="currency" office:currency="USD" office:value="150" calcext:value-type="currency">
            <text:p>$15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Cowlitz Sum</text:p>
          </table:table-cell>
          <table:table-cell table:style-name="ce1"/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16:.E21])" office:value-type="currency" office:currency="USD" office:value="7025" calcext:value-type="currency">
            <text:p>$7,025</text:p>
          </table:table-cell>
          <table:table-cell table:style-name="ce6" table:formula="of:=SUM([.F16:.F21])" office:value-type="currency" office:currency="USD" office:value="6350" calcext:value-type="currency">
            <text:p>$6,350</text:p>
          </table:table-cell>
          <table:table-cell table:style-name="ce6"/>
          <table:table-cell table:style-name="ce6" table:formula="of:=SUM([.H16:.H21])" office:value-type="currency" office:currency="USD" office:value="675" calcext:value-type="currency">
            <text:p>$67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Additional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3]*[.D23]" office:value-type="currency" office:currency="USD" office:value="170" calcext:value-type="currency">
            <text:p>$170</text:p>
          </table:table-cell>
          <table:table-cell table:formula="of:=[.E23]-[.H23]" office:value-type="currency" office:currency="USD" office:value="85" calcext:value-type="currency">
            <text:p>$8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3]*[.G23]" office:value-type="currency" office:currency="USD" office:value="85" calcext:value-type="currency">
            <text:p>$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24]*[.D24]" office:value-type="currency" office:currency="USD" office:value="65" calcext:value-type="currency">
            <text:p>$65</text:p>
          </table:table-cell>
          <table:table-cell table:formula="of:=[.E24]-[.H24]" office:value-type="currency" office:currency="USD" office:value="60" calcext:value-type="currency">
            <text:p>$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4]*[.G24]" office:value-type="currency" office:currency="USD" office:value="5" calcext:value-type="currency">
            <text:p>$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A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25]*[.D25]" office:value-type="currency" office:currency="USD" office:value="975" calcext:value-type="currency">
            <text:p>$975</text:p>
          </table:table-cell>
          <table:table-cell table:formula="of:=[.E25]-[.H25]" office:value-type="currency" office:currency="USD" office:value="900" calcext:value-type="currency">
            <text:p>$9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25]*[.G25]" office:value-type="currency" office:currency="USD" office:value="75" calcext:value-type="currency">
            <text:p>$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B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26]*[.D26]" office:value-type="currency" office:currency="USD" office:value="1250" calcext:value-type="currency">
            <text:p>$1,250</text:p>
          </table:table-cell>
          <table:table-cell table:formula="of:=[.E26]-[.H26]" office:value-type="currency" office:currency="USD" office:value="1150" calcext:value-type="currency">
            <text:p>$1,15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26]*[.G26]" office:value-type="currency" office:currency="USD" office:value="100" calcext:value-type="currency">
            <text:p>$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27]*[.D27]" office:value-type="currency" office:currency="USD" office:value="1050" calcext:value-type="currency">
            <text:p>$1,050</text:p>
          </table:table-cell>
          <table:table-cell table:formula="of:=[.E27]-[.H27]" office:value-type="currency" office:currency="USD" office:value="960" calcext:value-type="currency">
            <text:p>$9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27]*[.G27]" office:value-type="currency" office:currency="USD" office:value="90" calcext:value-type="currency">
            <text:p>$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rays Harbor</text:p>
          </table:table-cell>
          <table:table-cell office:value-type="string" calcext:value-type="string">
            <text:p>New LifeMe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28]*[.D28]" office:value-type="currency" office:currency="USD" office:value="1700" calcext:value-type="currency">
            <text:p>$1,700</text:p>
          </table:table-cell>
          <table:table-cell table:formula="of:=[.E28]-[.H28]" office:value-type="currency" office:currency="USD" office:value="1550" calcext:value-type="currency">
            <text:p>$1,55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28]*[.G28]" office:value-type="currency" office:currency="USD" office:value="150" calcext:value-type="currency">
            <text:p>$15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Grays Harbor Sum</text:p>
          </table:table-cell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23:.E28])" office:value-type="currency" office:currency="USD" office:value="5210" calcext:value-type="currency">
            <text:p>$5,210</text:p>
          </table:table-cell>
          <table:table-cell table:style-name="ce6" table:formula="of:=SUM([.F23:.F28])" office:value-type="currency" office:currency="USD" office:value="4705" calcext:value-type="currency">
            <text:p>$4,705</text:p>
          </table:table-cell>
          <table:table-cell table:style-name="ce6"/>
          <table:table-cell table:style-name="ce6" table:formula="of:=SUM([.H23:.H28])" office:value-type="currency" office:currency="USD" office:value="505" calcext:value-type="currency">
            <text:p>$50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Additional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0]*[.D30]" office:value-type="currency" office:currency="USD" office:value="80" calcext:value-type="currency">
            <text:p>$80</text:p>
          </table:table-cell>
          <table:table-cell table:formula="of:=[.E30]-[.H30]" office:value-type="currency" office:currency="USD" office:value="40" calcext:value-type="currency">
            <text:p>$4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0]*[.G30]" office:value-type="currency" office:currency="USD" office:value="40" calcext:value-type="currency">
            <text:p>$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1]*[.D31]" office:value-type="currency" office:currency="USD" office:value="195" calcext:value-type="currency">
            <text:p>$195</text:p>
          </table:table-cell>
          <table:table-cell table:formula="of:=[.E31]-[.H31]" office:value-type="currency" office:currency="USD" office:value="180" calcext:value-type="currency">
            <text:p>$1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1]*[.G31]" office:value-type="currency" office:currency="USD" office:value="15" calcext:value-type="currency">
            <text:p>$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A</text:p>
          </table:table-cell>
          <table:table-cell office:value-type="float" office:value="38" calcext:value-type="float">
            <text:p>3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2]*[.D32]" office:value-type="currency" office:currency="USD" office:value="2470" calcext:value-type="currency">
            <text:p>$2,470</text:p>
          </table:table-cell>
          <table:table-cell table:formula="of:=[.E32]-[.H32]" office:value-type="currency" office:currency="USD" office:value="2280" calcext:value-type="currency">
            <text:p>$2,2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2]*[.G32]" office:value-type="currency" office:currency="USD" office:value="190" calcext:value-type="currency">
            <text:p>$1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33]*[.D33]" office:value-type="currency" office:currency="USD" office:value="1625" calcext:value-type="currency">
            <text:p>$1,625</text:p>
          </table:table-cell>
          <table:table-cell table:formula="of:=[.E33]-[.H33]" office:value-type="currency" office:currency="USD" office:value="1495" calcext:value-type="currency">
            <text:p>$1,4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3]*[.G33]" office:value-type="currency" office:currency="USD" office:value="130" calcext:value-type="currency">
            <text:p>$1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34]*[.D34]" office:value-type="currency" office:currency="USD" office:value="875" calcext:value-type="currency">
            <text:p>$875</text:p>
          </table:table-cell>
          <table:table-cell table:formula="of:=[.E34]-[.H34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34]*[.G34]" office:value-type="currency" office:currency="USD" office:value="75" calcext:value-type="currency">
            <text:p>$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ttita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35]*[.D35]" office:value-type="currency" office:currency="USD" office:value="0" calcext:value-type="currency">
            <text:p>$0</text:p>
          </table:table-cell>
          <table:table-cell table:formula="of:=[.E35]-[.H35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35]*[.G35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Kittitas Sum</text:p>
          </table:table-cell>
          <table:table-cell table:style-name="ce1"/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30:.E35])" office:value-type="currency" office:currency="USD" office:value="5245" calcext:value-type="currency">
            <text:p>$5,245</text:p>
          </table:table-cell>
          <table:table-cell table:style-name="ce6" table:formula="of:=SUM([.F30:.F35])" office:value-type="currency" office:currency="USD" office:value="4795" calcext:value-type="currency">
            <text:p>$4,795</text:p>
          </table:table-cell>
          <table:table-cell table:style-name="ce6"/>
          <table:table-cell table:style-name="ce6" table:formula="of:=SUM([.H30:.H35])" office:value-type="currency" office:currency="USD" office:value="450" calcext:value-type="currency">
            <text:p>$45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dditional</text:p>
          </table:table-cell>
          <table:table-cell office:value-type="float" office:value="46" calcext:value-type="float">
            <text:p>46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37]*[.D37]" office:value-type="currency" office:currency="USD" office:value="460" calcext:value-type="currency">
            <text:p>$460</text:p>
          </table:table-cell>
          <table:table-cell table:formula="of:=[.E37]-[.H37]" office:value-type="currency" office:currency="USD" office:value="230" calcext:value-type="currency">
            <text:p>$23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7]*[.G37]" office:value-type="currency" office:currency="USD" office:value="230" calcext:value-type="currency">
            <text:p>$2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ssociate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8]*[.D38]" office:value-type="currency" office:currency="USD" office:value="715" calcext:value-type="currency">
            <text:p>$715</text:p>
          </table:table-cell>
          <table:table-cell table:formula="of:=[.E38]-[.H38]" office:value-type="currency" office:currency="USD" office:value="660" calcext:value-type="currency">
            <text:p>$6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8]*[.G38]" office:value-type="currency" office:currency="USD" office:value="55" calcext:value-type="currency">
            <text:p>$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A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39]*[.D39]" office:value-type="currency" office:currency="USD" office:value="5330" calcext:value-type="currency">
            <text:p>$5,330</text:p>
          </table:table-cell>
          <table:table-cell table:formula="of:=[.E39]-[.H39]" office:value-type="currency" office:currency="USD" office:value="4920" calcext:value-type="currency">
            <text:p>$4,9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39]*[.G39]" office:value-type="currency" office:currency="USD" office:value="410" calcext:value-type="currency">
            <text:p>$4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B</text:p>
          </table:table-cell>
          <table:table-cell office:value-type="float" office:value="66" calcext:value-type="float">
            <text:p>66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40]*[.D40]" office:value-type="currency" office:currency="USD" office:value="8250" calcext:value-type="currency">
            <text:p>$8,250</text:p>
          </table:table-cell>
          <table:table-cell table:formula="of:=[.E40]-[.H40]" office:value-type="currency" office:currency="USD" office:value="7590" calcext:value-type="currency">
            <text:p>$7,59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0]*[.G40]" office:value-type="currency" office:currency="USD" office:value="660" calcext:value-type="currency">
            <text:p>$6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GenMemC</text:p>
          </table:table-cell>
          <table:table-cell office:value-type="float" office:value="28" calcext:value-type="float">
            <text:p>28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41]*[.D41]" office:value-type="currency" office:currency="USD" office:value="4900" calcext:value-type="currency">
            <text:p>$4,900</text:p>
          </table:table-cell>
          <table:table-cell table:formula="of:=[.E41]-[.H41]" office:value-type="currency" office:currency="USD" office:value="4480" calcext:value-type="currency">
            <text:p>$4,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41]*[.G41]" office:value-type="currency" office:currency="USD" office:value="420" calcext:value-type="currency">
            <text:p>$4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42]*[.D42]" office:value-type="currency" office:currency="USD" office:value="0" calcext:value-type="currency">
            <text:p>$0</text:p>
          </table:table-cell>
          <table:table-cell table:formula="of:=[.E42]-[.H42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42]*[.G42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Lewis Sum</text:p>
          </table:table-cell>
          <table:table-cell table:style-name="ce1"/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37:.E42])" office:value-type="currency" office:currency="USD" office:value="19655" calcext:value-type="currency">
            <text:p>$19,655</text:p>
          </table:table-cell>
          <table:table-cell table:style-name="ce6" table:formula="of:=SUM([.F37:.F42])" office:value-type="currency" office:currency="USD" office:value="17880" calcext:value-type="currency">
            <text:p>$17,880</text:p>
          </table:table-cell>
          <table:table-cell table:style-name="ce6"/>
          <table:table-cell table:style-name="ce6" table:formula="of:=SUM([.H37:.H42])" office:value-type="currency" office:currency="USD" office:value="1775" calcext:value-type="currency">
            <text:p>$1,77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Additional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4]*[.D44]" office:value-type="currency" office:currency="USD" office:value="70" calcext:value-type="currency">
            <text:p>$70</text:p>
          </table:table-cell>
          <table:table-cell table:formula="of:=[.E44]-[.H44]" office:value-type="currency" office:currency="USD" office:value="35" calcext:value-type="currency">
            <text:p>$3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4]*[.G44]" office:value-type="currency" office:currency="USD" office:value="35" calcext:value-type="currency">
            <text:p>$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5]*[.D45]" office:value-type="currency" office:currency="USD" office:value="0" calcext:value-type="currency">
            <text:p>$0</text:p>
          </table:table-cell>
          <table:table-cell table:formula="of:=[.E45]-[.H45]" office:value-type="currency" office:currency="USD" office:value="0" calcext:value-type="currency">
            <text:p>$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5]*[.G45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46]*[.D46]" office:value-type="currency" office:currency="USD" office:value="520" calcext:value-type="currency">
            <text:p>$520</text:p>
          </table:table-cell>
          <table:table-cell table:formula="of:=[.E46]-[.H46]" office:value-type="currency" office:currency="USD" office:value="480" calcext:value-type="currency">
            <text:p>$4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46]*[.G46]" office:value-type="currency" office:currency="USD" office:value="40" calcext:value-type="currency">
            <text:p>$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B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47]*[.D47]" office:value-type="currency" office:currency="USD" office:value="625" calcext:value-type="currency">
            <text:p>$625</text:p>
          </table:table-cell>
          <table:table-cell table:formula="of:=[.E47]-[.H47]" office:value-type="currency" office:currency="USD" office:value="575" calcext:value-type="currency">
            <text:p>$57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47]*[.G47]" office:value-type="currency" office:currency="USD" office:value="50" calcext:value-type="currency">
            <text:p>$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GenMemC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48]*[.D48]" office:value-type="currency" office:currency="USD" office:value="0" calcext:value-type="currency">
            <text:p>$0</text:p>
          </table:table-cell>
          <table:table-cell table:formula="of:=[.E48]-[.H48]" office:value-type="currency" office:currency="USD" office:value="0" calcext:value-type="currency">
            <text:p>$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48]*[.G48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t Adams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49]*[.D49]" office:value-type="currency" office:currency="USD" office:value="0" calcext:value-type="currency">
            <text:p>$0</text:p>
          </table:table-cell>
          <table:table-cell table:formula="of:=[.E49]-[.H49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49]*[.G49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Mt Adams Sum</text:p>
          </table:table-cell>
          <table:table-cell table:style-name="ce1"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44:.E49])" office:value-type="currency" office:currency="USD" office:value="1215" calcext:value-type="currency">
            <text:p>$1,215</text:p>
          </table:table-cell>
          <table:table-cell table:style-name="ce6" table:formula="of:=SUM([.F44:.F49])" office:value-type="currency" office:currency="USD" office:value="1090" calcext:value-type="currency">
            <text:p>$1,090</text:p>
          </table:table-cell>
          <table:table-cell table:style-name="ce6"/>
          <table:table-cell table:style-name="ce6" table:formula="of:=SUM([.H44:.H49])" office:value-type="currency" office:currency="USD" office:value="125" calcext:value-type="currency">
            <text:p>$12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1]*[.D51]" office:value-type="currency" office:currency="USD" office:value="60" calcext:value-type="currency">
            <text:p>$60</text:p>
          </table:table-cell>
          <table:table-cell table:formula="of:=[.E51]-[.H51]" office:value-type="currency" office:currency="USD" office:value="30" calcext:value-type="currency">
            <text:p>$3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1]*[.G51]" office:value-type="currency" office:currency="USD" office:value="30" calcext:value-type="currency">
            <text:p>$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2]*[.D52]" office:value-type="currency" office:currency="USD" office:value="0" calcext:value-type="currency">
            <text:p>$0</text:p>
          </table:table-cell>
          <table:table-cell table:formula="of:=[.E52]-[.H52]" office:value-type="currency" office:currency="USD" office:value="0" calcext:value-type="currency">
            <text:p>$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2]*[.G52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A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3]*[.D53]" office:value-type="currency" office:currency="USD" office:value="715" calcext:value-type="currency">
            <text:p>$715</text:p>
          </table:table-cell>
          <table:table-cell table:formula="of:=[.E53]-[.H53]" office:value-type="currency" office:currency="USD" office:value="660" calcext:value-type="currency">
            <text:p>$6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3]*[.G53]" office:value-type="currency" office:currency="USD" office:value="55" calcext:value-type="currency">
            <text:p>$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54]*[.D54]" office:value-type="currency" office:currency="USD" office:value="500" calcext:value-type="currency">
            <text:p>$500</text:p>
          </table:table-cell>
          <table:table-cell table:formula="of:=[.E54]-[.H54]" office:value-type="currency" office:currency="USD" office:value="460" calcext:value-type="currency">
            <text:p>$46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4]*[.G54]" office:value-type="currency" office:currency="USD" office:value="40" calcext:value-type="currency">
            <text:p>$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55]*[.D55]" office:value-type="currency" office:currency="USD" office:value="875" calcext:value-type="currency">
            <text:p>$875</text:p>
          </table:table-cell>
          <table:table-cell table:formula="of:=[.E55]-[.H55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55]*[.G55]" office:value-type="currency" office:currency="USD" office:value="75" calcext:value-type="currency">
            <text:p>$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 Central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56]*[.D56]" office:value-type="currency" office:currency="USD" office:value="0" calcext:value-type="currency">
            <text:p>$0</text:p>
          </table:table-cell>
          <table:table-cell table:formula="of:=[.E56]-[.H56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56]*[.G56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North Central Sum</text:p>
          </table:table-cell>
          <table:table-cell table:style-name="ce1"/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51:.E56])" office:value-type="currency" office:currency="USD" office:value="2150" calcext:value-type="currency">
            <text:p>$2,150</text:p>
          </table:table-cell>
          <table:table-cell table:style-name="ce6" table:formula="of:=SUM([.F51:.F56])" office:value-type="currency" office:currency="USD" office:value="1950" calcext:value-type="currency">
            <text:p>$1,950</text:p>
          </table:table-cell>
          <table:table-cell table:style-name="ce6"/>
          <table:table-cell table:style-name="ce6" table:formula="of:=SUM([.H51:.H56])" office:value-type="currency" office:currency="USD" office:value="200" calcext:value-type="currency">
            <text:p>$20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Additional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58]*[.D58]" office:value-type="currency" office:currency="USD" office:value="160" calcext:value-type="currency">
            <text:p>$160</text:p>
          </table:table-cell>
          <table:table-cell table:formula="of:=[.E58]-[.H58]" office:value-type="currency" office:currency="USD" office:value="80" calcext:value-type="currency">
            <text:p>$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8]*[.G58]" office:value-type="currency" office:currency="USD" office:value="80" calcext:value-type="currency">
            <text:p>$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59]*[.D59]" office:value-type="currency" office:currency="USD" office:value="390" calcext:value-type="currency">
            <text:p>$390</text:p>
          </table:table-cell>
          <table:table-cell table:formula="of:=[.E59]-[.H59]" office:value-type="currency" office:currency="USD" office:value="360" calcext:value-type="currency">
            <text:p>$3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59]*[.G59]" office:value-type="currency" office:currency="USD" office:value="30" calcext:value-type="currency">
            <text:p>$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A</text:p>
          </table:table-cell>
          <table:table-cell office:value-type="float" office:value="46" calcext:value-type="float">
            <text:p>4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0]*[.D60]" office:value-type="currency" office:currency="USD" office:value="2990" calcext:value-type="currency">
            <text:p>$2,990</text:p>
          </table:table-cell>
          <table:table-cell table:formula="of:=[.E60]-[.H60]" office:value-type="currency" office:currency="USD" office:value="2760" calcext:value-type="currency">
            <text:p>$2,7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0]*[.G60]" office:value-type="currency" office:currency="USD" office:value="230" calcext:value-type="currency">
            <text:p>$2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B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61]*[.D61]" office:value-type="currency" office:currency="USD" office:value="3125" calcext:value-type="currency">
            <text:p>$3,125</text:p>
          </table:table-cell>
          <table:table-cell table:formula="of:=[.E61]-[.H61]" office:value-type="currency" office:currency="USD" office:value="2875" calcext:value-type="currency">
            <text:p>$2,87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1]*[.G61]" office:value-type="currency" office:currency="USD" office:value="250" calcext:value-type="currency">
            <text:p>$2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GenMemC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2]*[.D62]" office:value-type="currency" office:currency="USD" office:value="2800" calcext:value-type="currency">
            <text:p>$2,800</text:p>
          </table:table-cell>
          <table:table-cell table:formula="of:=[.E62]-[.H62]" office:value-type="currency" office:currency="USD" office:value="2560" calcext:value-type="currency">
            <text:p>$2,5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2]*[.G62]" office:value-type="currency" office:currency="USD" office:value="240" calcext:value-type="currency">
            <text:p>$2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rtheast Washington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63]*[.D63]" office:value-type="currency" office:currency="USD" office:value="0" calcext:value-type="currency">
            <text:p>$0</text:p>
          </table:table-cell>
          <table:table-cell table:formula="of:=[.E63]-[.H63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63]*[.G63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Northeast Washington Sum</text:p>
          </table:table-cell>
          <table:table-cell table:style-name="ce1"/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58:.E63])" office:value-type="currency" office:currency="USD" office:value="9465" calcext:value-type="currency">
            <text:p>$9,465</text:p>
          </table:table-cell>
          <table:table-cell table:style-name="ce6" table:formula="of:=SUM([.F58:.F63])" office:value-type="currency" office:currency="USD" office:value="8635" calcext:value-type="currency">
            <text:p>$8,635</text:p>
          </table:table-cell>
          <table:table-cell table:style-name="ce6"/>
          <table:table-cell table:style-name="ce6" table:formula="of:=SUM([.H58:.H63])" office:value-type="currency" office:currency="USD" office:value="830" calcext:value-type="currency">
            <text:p>$83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Additional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5]*[.D65]" office:value-type="currency" office:currency="USD" office:value="100" calcext:value-type="currency">
            <text:p>$100</text:p>
          </table:table-cell>
          <table:table-cell table:formula="of:=[.E65]-[.H65]" office:value-type="currency" office:currency="USD" office:value="50" calcext:value-type="currency">
            <text:p>$5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5]*[.G65]" office:value-type="currency" office:currency="USD" office:value="50" calcext:value-type="currency">
            <text:p>$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6]*[.D66]" office:value-type="currency" office:currency="USD" office:value="130" calcext:value-type="currency">
            <text:p>$130</text:p>
          </table:table-cell>
          <table:table-cell table:formula="of:=[.E66]-[.H66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6]*[.G66]" office:value-type="currency" office:currency="USD" office:value="10" calcext:value-type="currency">
            <text:p>$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67]*[.D67]" office:value-type="currency" office:currency="USD" office:value="1300" calcext:value-type="currency">
            <text:p>$1,300</text:p>
          </table:table-cell>
          <table:table-cell table:formula="of:=[.E67]-[.H67]" office:value-type="currency" office:currency="USD" office:value="1200" calcext:value-type="currency">
            <text:p>$1,2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67]*[.G67]" office:value-type="currency" office:currency="USD" office:value="100" calcext:value-type="currency">
            <text:p>$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68]*[.D68]" office:value-type="currency" office:currency="USD" office:value="1500" calcext:value-type="currency">
            <text:p>$1,500</text:p>
          </table:table-cell>
          <table:table-cell table:formula="of:=[.E68]-[.H68]" office:value-type="currency" office:currency="USD" office:value="1380" calcext:value-type="currency">
            <text:p>$1,38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68]*[.G68]" office:value-type="currency" office:currency="USD" office:value="120" calcext:value-type="currency">
            <text:p>$1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GenMemC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69]*[.D69]" office:value-type="currency" office:currency="USD" office:value="1225" calcext:value-type="currency">
            <text:p>$1,225</text:p>
          </table:table-cell>
          <table:table-cell table:formula="of:=[.E69]-[.H69]" office:value-type="currency" office:currency="USD" office:value="1120" calcext:value-type="currency">
            <text:p>$1,12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69]*[.G69]" office:value-type="currency" office:currency="USD" office:value="105" calcext:value-type="currency">
            <text:p>$1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0]*[.D70]" office:value-type="currency" office:currency="USD" office:value="0" calcext:value-type="currency">
            <text:p>$0</text:p>
          </table:table-cell>
          <table:table-cell table:formula="of:=[.E70]-[.H70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0]*[.G70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Olympic Sum</text:p>
          </table:table-cell>
          <table:table-cell table:style-name="ce1"/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65:.E70])" office:value-type="currency" office:currency="USD" office:value="4255" calcext:value-type="currency">
            <text:p>$4,255</text:p>
          </table:table-cell>
          <table:table-cell table:style-name="ce6" table:formula="of:=SUM([.F65:.F70])" office:value-type="currency" office:currency="USD" office:value="3870" calcext:value-type="currency">
            <text:p>$3,870</text:p>
          </table:table-cell>
          <table:table-cell table:style-name="ce6"/>
          <table:table-cell table:style-name="ce6" table:formula="of:=SUM([.H65:.H70])" office:value-type="currency" office:currency="USD" office:value="385" calcext:value-type="currency">
            <text:p>$38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Additional</text:p>
          </table:table-cell>
          <table:table-cell office:value-type="float" office:value="19" calcext:value-type="float">
            <text:p>19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2]*[.D72]" office:value-type="currency" office:currency="USD" office:value="190" calcext:value-type="currency">
            <text:p>$190</text:p>
          </table:table-cell>
          <table:table-cell table:formula="of:=[.E72]-[.H72]" office:value-type="currency" office:currency="USD" office:value="95" calcext:value-type="currency">
            <text:p>$9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2]*[.G72]" office:value-type="currency" office:currency="USD" office:value="95" calcext:value-type="currency">
            <text:p>$9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73]*[.D73]" office:value-type="currency" office:currency="USD" office:value="195" calcext:value-type="currency">
            <text:p>$195</text:p>
          </table:table-cell>
          <table:table-cell table:formula="of:=[.E73]-[.H73]" office:value-type="currency" office:currency="USD" office:value="180" calcext:value-type="currency">
            <text:p>$18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3]*[.G73]" office:value-type="currency" office:currency="USD" office:value="15" calcext:value-type="currency">
            <text:p>$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A</text:p>
          </table:table-cell>
          <table:table-cell office:value-type="float" office:value="29" calcext:value-type="float">
            <text:p>29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74]*[.D74]" office:value-type="currency" office:currency="USD" office:value="1885" calcext:value-type="currency">
            <text:p>$1,885</text:p>
          </table:table-cell>
          <table:table-cell table:formula="of:=[.E74]-[.H74]" office:value-type="currency" office:currency="USD" office:value="1740" calcext:value-type="currency">
            <text:p>$1,74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4]*[.G74]" office:value-type="currency" office:currency="USD" office:value="145" calcext:value-type="currency">
            <text:p>$1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75]*[.D75]" office:value-type="currency" office:currency="USD" office:value="1625" calcext:value-type="currency">
            <text:p>$1,625</text:p>
          </table:table-cell>
          <table:table-cell table:formula="of:=[.E75]-[.H75]" office:value-type="currency" office:currency="USD" office:value="1495" calcext:value-type="currency">
            <text:p>$1,4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5]*[.G75]" office:value-type="currency" office:currency="USD" office:value="130" calcext:value-type="currency">
            <text:p>$1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76]*[.D76]" office:value-type="currency" office:currency="USD" office:value="525" calcext:value-type="currency">
            <text:p>$525</text:p>
          </table:table-cell>
          <table:table-cell table:formula="of:=[.E76]-[.H76]" office:value-type="currency" office:currency="USD" office:value="480" calcext:value-type="currency">
            <text:p>$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76]*[.G76]" office:value-type="currency" office:currency="USD" office:value="45" calcext:value-type="currency">
            <text:p>$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acific</text:p>
          </table:table-cell>
          <table:table-cell office:value-type="string" calcext:value-type="string">
            <text:p>New LifeMe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77]*[.D77]" office:value-type="currency" office:currency="USD" office:value="1700" calcext:value-type="currency">
            <text:p>$1,700</text:p>
          </table:table-cell>
          <table:table-cell table:formula="of:=[.E77]-[.H77]" office:value-type="currency" office:currency="USD" office:value="1550" calcext:value-type="currency">
            <text:p>$1,55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77]*[.G77]" office:value-type="currency" office:currency="USD" office:value="150" calcext:value-type="currency">
            <text:p>$15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Pacific Sum</text:p>
          </table:table-cell>
          <table:table-cell table:style-name="ce1"/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72:.E77])" office:value-type="currency" office:currency="USD" office:value="6120" calcext:value-type="currency">
            <text:p>$6,120</text:p>
          </table:table-cell>
          <table:table-cell table:style-name="ce6" table:formula="of:=SUM([.F72:.F77])" office:value-type="currency" office:currency="USD" office:value="5540" calcext:value-type="currency">
            <text:p>$5,540</text:p>
          </table:table-cell>
          <table:table-cell table:style-name="ce6"/>
          <table:table-cell table:style-name="ce6" table:formula="of:=SUM([.H72:.H77])" office:value-type="currency" office:currency="USD" office:value="580" calcext:value-type="currency">
            <text:p>$58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Additional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79]*[.D79]" office:value-type="currency" office:currency="USD" office:value="130" calcext:value-type="currency">
            <text:p>$130</text:p>
          </table:table-cell>
          <table:table-cell table:formula="of:=[.E79]-[.H79]" office:value-type="currency" office:currency="USD" office:value="65" calcext:value-type="currency">
            <text:p>$6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79]*[.G79]" office:value-type="currency" office:currency="USD" office:value="65" calcext:value-type="currency">
            <text:p>$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0]*[.D80]" office:value-type="currency" office:currency="USD" office:value="325" calcext:value-type="currency">
            <text:p>$325</text:p>
          </table:table-cell>
          <table:table-cell table:formula="of:=[.E80]-[.H80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0]*[.G80]" office:value-type="currency" office:currency="USD" office:value="25" calcext:value-type="currency">
            <text:p>$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A</text:p>
          </table:table-cell>
          <table:table-cell office:value-type="float" office:value="41" calcext:value-type="float">
            <text:p>41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1]*[.D81]" office:value-type="currency" office:currency="USD" office:value="2665" calcext:value-type="currency">
            <text:p>$2,665</text:p>
          </table:table-cell>
          <table:table-cell table:formula="of:=[.E81]-[.H81]" office:value-type="currency" office:currency="USD" office:value="2460" calcext:value-type="currency">
            <text:p>$2,4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1]*[.G81]" office:value-type="currency" office:currency="USD" office:value="205" calcext:value-type="currency">
            <text:p>$2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82]*[.D82]" office:value-type="currency" office:currency="USD" office:value="1500" calcext:value-type="currency">
            <text:p>$1,500</text:p>
          </table:table-cell>
          <table:table-cell table:formula="of:=[.E82]-[.H82]" office:value-type="currency" office:currency="USD" office:value="1380" calcext:value-type="currency">
            <text:p>$1,38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2]*[.G82]" office:value-type="currency" office:currency="USD" office:value="120" calcext:value-type="currency">
            <text:p>$1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83]*[.D83]" office:value-type="currency" office:currency="USD" office:value="875" calcext:value-type="currency">
            <text:p>$875</text:p>
          </table:table-cell>
          <table:table-cell table:formula="of:=[.E83]-[.H83]" office:value-type="currency" office:currency="USD" office:value="800" calcext:value-type="currency">
            <text:p>$80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83]*[.G83]" office:value-type="currency" office:currency="USD" office:value="75" calcext:value-type="currency">
            <text:p>$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erce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84]*[.D84]" office:value-type="currency" office:currency="USD" office:value="0" calcext:value-type="currency">
            <text:p>$0</text:p>
          </table:table-cell>
          <table:table-cell table:formula="of:=[.E84]-[.H84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84]*[.G84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Pierce Sum</text:p>
          </table:table-cell>
          <table:table-cell table:style-name="ce1"/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SUM([.E79:.E84])" office:value-type="currency" office:currency="USD" office:value="5495" calcext:value-type="currency">
            <text:p>$5,495</text:p>
          </table:table-cell>
          <table:table-cell table:style-name="ce6" table:formula="of:=SUM([.F79:.F84])" office:value-type="currency" office:currency="USD" office:value="5005" calcext:value-type="currency">
            <text:p>$5,005</text:p>
          </table:table-cell>
          <table:table-cell table:style-name="ce6"/>
          <table:table-cell table:style-name="ce6" table:formula="of:=SUM([.H79:.H84])" office:value-type="currency" office:currency="USD" office:value="490" calcext:value-type="currency">
            <text:p>$49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Additional</text:p>
          </table:table-cell>
          <table:table-cell office:value-type="float" office:value="38" calcext:value-type="float">
            <text:p>38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6]*[.D86]" office:value-type="currency" office:currency="USD" office:value="380" calcext:value-type="currency">
            <text:p>$380</text:p>
          </table:table-cell>
          <table:table-cell table:formula="of:=[.E86]-[.H86]" office:value-type="currency" office:currency="USD" office:value="190" calcext:value-type="currency">
            <text:p>$19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6]*[.G86]" office:value-type="currency" office:currency="USD" office:value="190" calcext:value-type="currency">
            <text:p>$1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Associate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7]*[.D87]" office:value-type="currency" office:currency="USD" office:value="650" calcext:value-type="currency">
            <text:p>$650</text:p>
          </table:table-cell>
          <table:table-cell table:formula="of:=[.E87]-[.H87]" office:value-type="currency" office:currency="USD" office:value="600" calcext:value-type="currency">
            <text:p>$6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7]*[.G87]" office:value-type="currency" office:currency="USD" office:value="50" calcext:value-type="currency">
            <text:p>$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88]*[.D88]" office:value-type="currency" office:currency="USD" office:value="2275" calcext:value-type="currency">
            <text:p>$2,275</text:p>
          </table:table-cell>
          <table:table-cell table:formula="of:=[.E88]-[.H88]" office:value-type="currency" office:currency="USD" office:value="2100" calcext:value-type="currency">
            <text:p>$2,1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88]*[.G88]" office:value-type="currency" office:currency="USD" office:value="175" calcext:value-type="currency">
            <text:p>$1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B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89]*[.D89]" office:value-type="currency" office:currency="USD" office:value="1000" calcext:value-type="currency">
            <text:p>$1,000</text:p>
          </table:table-cell>
          <table:table-cell table:formula="of:=[.E89]-[.H89]" office:value-type="currency" office:currency="USD" office:value="920" calcext:value-type="currency">
            <text:p>$920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89]*[.G89]" office:value-type="currency" office:currency="USD" office:value="80" calcext:value-type="currency">
            <text:p>$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GenMemC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90]*[.D90]" office:value-type="currency" office:currency="USD" office:value="1400" calcext:value-type="currency">
            <text:p>$1,400</text:p>
          </table:table-cell>
          <table:table-cell table:formula="of:=[.E90]-[.H90]" office:value-type="currency" office:currency="USD" office:value="1280" calcext:value-type="currency">
            <text:p>$1,2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90]*[.G90]" office:value-type="currency" office:currency="USD" office:value="120" calcext:value-type="currency">
            <text:p>$1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th Sound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91]*[.D91]" office:value-type="currency" office:currency="USD" office:value="0" calcext:value-type="currency">
            <text:p>$0</text:p>
          </table:table-cell>
          <table:table-cell table:formula="of:=[.E91]-[.H91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91]*[.G91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South Sound Sum</text:p>
          </table:table-cell>
          <table:table-cell table:style-name="ce1"/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<text:s/></text:p>
          </table:table-cell>
          <table:table-cell table:style-name="ce6" table:formula="of:=SUM([.E86:.E91])" office:value-type="currency" office:currency="USD" office:value="5705" calcext:value-type="currency">
            <text:p>$5,705</text:p>
          </table:table-cell>
          <table:table-cell table:style-name="ce6" table:formula="of:=SUM([.F86:.F91])" office:value-type="currency" office:currency="USD" office:value="5090" calcext:value-type="currency">
            <text:p>$5,090</text:p>
          </table:table-cell>
          <table:table-cell table:style-name="ce7"/>
          <table:table-cell table:style-name="ce7" table:formula="of:=SUM([.H86:.H91])" office:value-type="currency" office:currency="USD" office:value="615" calcext:value-type="currency">
            <text:p>$615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Additional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3]*[.D93]" office:value-type="currency" office:currency="USD" office:value="110" calcext:value-type="currency">
            <text:p>$110</text:p>
          </table:table-cell>
          <table:table-cell table:formula="of:=[.E93]-[.H93]" office:value-type="currency" office:currency="USD" office:value="55" calcext:value-type="currency">
            <text:p>$5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3]*[.G93]" office:value-type="currency" office:currency="USD" office:value="55" calcext:value-type="currency">
            <text:p>$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94]*[.D94]" office:value-type="currency" office:currency="USD" office:value="130" calcext:value-type="currency">
            <text:p>$130</text:p>
          </table:table-cell>
          <table:table-cell table:formula="of:=[.E94]-[.H94]" office:value-type="currency" office:currency="USD" office:value="120" calcext:value-type="currency">
            <text:p>$12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4]*[.G94]" office:value-type="currency" office:currency="USD" office:value="10" calcext:value-type="currency">
            <text:p>$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A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95]*[.D95]" office:value-type="currency" office:currency="USD" office:value="1040" calcext:value-type="currency">
            <text:p>$1,040</text:p>
          </table:table-cell>
          <table:table-cell table:formula="of:=[.E95]-[.H95]" office:value-type="currency" office:currency="USD" office:value="960" calcext:value-type="currency">
            <text:p>$9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95]*[.G95]" office:value-type="currency" office:currency="USD" office:value="80" calcext:value-type="currency">
            <text:p>$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96]*[.D96]" office:value-type="currency" office:currency="USD" office:value="1625" calcext:value-type="currency">
            <text:p>$1,625</text:p>
          </table:table-cell>
          <table:table-cell table:formula="of:=[.E96]-[.H96]" office:value-type="currency" office:currency="USD" office:value="1495" calcext:value-type="currency">
            <text:p>$1,49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96]*[.G96]" office:value-type="currency" office:currency="USD" office:value="130" calcext:value-type="currency">
            <text:p>$1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97]*[.D97]" office:value-type="currency" office:currency="USD" office:value="525" calcext:value-type="currency">
            <text:p>$525</text:p>
          </table:table-cell>
          <table:table-cell table:formula="of:=[.E97]-[.H97]" office:value-type="currency" office:currency="USD" office:value="480" calcext:value-type="currency">
            <text:p>$48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97]*[.G97]" office:value-type="currency" office:currency="USD" office:value="45" calcext:value-type="currency">
            <text:p>$4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98]*[.D98]" office:value-type="currency" office:currency="USD" office:value="0" calcext:value-type="currency">
            <text:p>$0</text:p>
          </table:table-cell>
          <table:table-cell table:formula="of:=[.E98]-[.H98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98]*[.G98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Spokane Sum</text:p>
          </table:table-cell>
          <table:table-cell table:style-name="ce1"/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<text:s/></text:p>
          </table:table-cell>
          <table:table-cell table:style-name="ce6" table:formula="of:=SUM([.E93:.E98])" office:value-type="currency" office:currency="USD" office:value="3430" calcext:value-type="currency">
            <text:p>$3,430</text:p>
          </table:table-cell>
          <table:table-cell table:style-name="ce6" table:formula="of:=SUM([.F93:.F98])" office:value-type="currency" office:currency="USD" office:value="3110" calcext:value-type="currency">
            <text:p>$3,110</text:p>
          </table:table-cell>
          <table:table-cell table:style-name="ce8"/>
          <table:table-cell table:style-name="ce8" table:formula="of:=SUM([.H93:.H98])" office:value-type="currency" office:currency="USD" office:value="320" calcext:value-type="currency">
            <text:p>$32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Additional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0]*[.D100]" office:value-type="currency" office:currency="USD" office:value="110" calcext:value-type="currency">
            <text:p>$110</text:p>
          </table:table-cell>
          <table:table-cell table:formula="of:=[.E100]-[.H100]" office:value-type="currency" office:currency="USD" office:value="55" calcext:value-type="currency">
            <text:p>$55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0]*[.G100]" office:value-type="currency" office:currency="USD" office:value="55" calcext:value-type="currency">
            <text:p>$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1]*[.D101]" office:value-type="currency" office:currency="USD" office:value="390" calcext:value-type="currency">
            <text:p>$390</text:p>
          </table:table-cell>
          <table:table-cell table:formula="of:=[.E101]-[.H101]" office:value-type="currency" office:currency="USD" office:value="360" calcext:value-type="currency">
            <text:p>$3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1]*[.G101]" office:value-type="currency" office:currency="USD" office:value="30" calcext:value-type="currency">
            <text:p>$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2]*[.D102]" office:value-type="currency" office:currency="USD" office:value="2275" calcext:value-type="currency">
            <text:p>$2,275</text:p>
          </table:table-cell>
          <table:table-cell table:formula="of:=[.E102]-[.H102]" office:value-type="currency" office:currency="USD" office:value="2100" calcext:value-type="currency">
            <text:p>$2,1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2]*[.G102]" office:value-type="currency" office:currency="USD" office:value="175" calcext:value-type="currency">
            <text:p>$1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B</text:p>
          </table:table-cell>
          <table:table-cell office:value-type="float" office:value="23" calcext:value-type="float">
            <text:p>23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03]*[.D103]" office:value-type="currency" office:currency="USD" office:value="2875" calcext:value-type="currency">
            <text:p>$2,875</text:p>
          </table:table-cell>
          <table:table-cell table:formula="of:=[.E103]-[.H103]" office:value-type="currency" office:currency="USD" office:value="2645" calcext:value-type="currency">
            <text:p>$2,64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3]*[.G103]" office:value-type="currency" office:currency="USD" office:value="230" calcext:value-type="currency">
            <text:p>$2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04]*[.D104]" office:value-type="currency" office:currency="USD" office:value="1050" calcext:value-type="currency">
            <text:p>$1,050</text:p>
          </table:table-cell>
          <table:table-cell table:formula="of:=[.E104]-[.H104]" office:value-type="currency" office:currency="USD" office:value="960" calcext:value-type="currency">
            <text:p>$96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04]*[.G104]" office:value-type="currency" office:currency="USD" office:value="90" calcext:value-type="currency">
            <text:p>$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pper Puget Sound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05]*[.D105]" office:value-type="currency" office:currency="USD" office:value="0" calcext:value-type="currency">
            <text:p>$0</text:p>
          </table:table-cell>
          <table:table-cell table:formula="of:=[.E105]-[.H105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05]*[.G105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Upper Puget Sound Sum</text:p>
          </table:table-cell>
          <table:table-cell table:style-name="ce1"/>
          <table:table-cell table:style-name="ce2" office:value-type="float" office:value="81" calcext:value-type="float">
            <text:p>81</text:p>
          </table:table-cell>
          <table:table-cell table:style-name="ce6"/>
          <table:table-cell table:style-name="ce6" table:formula="of:=SUM([.E100:.E105])" office:value-type="currency" office:currency="USD" office:value="6700" calcext:value-type="currency">
            <text:p>$6,700</text:p>
          </table:table-cell>
          <table:table-cell table:style-name="ce6" table:formula="of:=SUM([.F100:.F105])" office:value-type="currency" office:currency="USD" office:value="6120" calcext:value-type="currency">
            <text:p>$6,120</text:p>
          </table:table-cell>
          <table:table-cell table:style-name="ce6"/>
          <table:table-cell table:style-name="ce6" table:formula="of:=SUM([.H100:.H105])" office:value-type="currency" office:currency="USD" office:value="580" calcext:value-type="currency">
            <text:p>$580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Additional</text:p>
          </table:table-cell>
          <table:table-cell office:value-type="float" office:value="18" calcext:value-type="float">
            <text:p>18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07]*[.D107]" office:value-type="currency" office:currency="USD" office:value="180" calcext:value-type="currency">
            <text:p>$180</text:p>
          </table:table-cell>
          <table:table-cell table:formula="of:=[.E107]-[.H107]" office:value-type="currency" office:currency="USD" office:value="90" calcext:value-type="currency">
            <text:p>$9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7]*[.G107]" office:value-type="currency" office:currency="USD" office:value="90" calcext:value-type="currency">
            <text:p>$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8]*[.D108]" office:value-type="currency" office:currency="USD" office:value="325" calcext:value-type="currency">
            <text:p>$325</text:p>
          </table:table-cell>
          <table:table-cell table:formula="of:=[.E108]-[.H108]" office:value-type="currency" office:currency="USD" office:value="300" calcext:value-type="currency">
            <text:p>$30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8]*[.G108]" office:value-type="currency" office:currency="USD" office:value="25" calcext:value-type="currency">
            <text:p>$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A</text:p>
          </table:table-cell>
          <table:table-cell office:value-type="float" office:value="36" calcext:value-type="float">
            <text:p>36</text:p>
          </table:table-cell>
          <table:table-cell office:value-type="currency" office:currency="USD" office:value="65" calcext:value-type="currency">
            <text:p>$65</text:p>
          </table:table-cell>
          <table:table-cell table:formula="of:=[.C109]*[.D109]" office:value-type="currency" office:currency="USD" office:value="2340" calcext:value-type="currency">
            <text:p>$2,340</text:p>
          </table:table-cell>
          <table:table-cell table:formula="of:=[.E109]-[.H109]" office:value-type="currency" office:currency="USD" office:value="2160" calcext:value-type="currency">
            <text:p>$2,160</text:p>
          </table:table-cell>
          <table:table-cell office:value-type="currency" office:currency="USD" office:value="5" calcext:value-type="currency">
            <text:p>$5</text:p>
          </table:table-cell>
          <table:table-cell table:formula="of:=[.C109]*[.G109]" office:value-type="currency" office:currency="USD" office:value="180" calcext:value-type="currency">
            <text:p>$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B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125" calcext:value-type="currency">
            <text:p>$125</text:p>
          </table:table-cell>
          <table:table-cell table:formula="of:=[.C110]*[.D110]" office:value-type="currency" office:currency="USD" office:value="2125" calcext:value-type="currency">
            <text:p>$2,125</text:p>
          </table:table-cell>
          <table:table-cell table:formula="of:=[.E110]-[.H110]" office:value-type="currency" office:currency="USD" office:value="1955" calcext:value-type="currency">
            <text:p>$1,955</text:p>
          </table:table-cell>
          <table:table-cell office:value-type="currency" office:currency="USD" office:value="10" calcext:value-type="currency">
            <text:p>$10</text:p>
          </table:table-cell>
          <table:table-cell table:formula="of:=[.C110]*[.G110]" office:value-type="currency" office:currency="USD" office:value="170" calcext:value-type="currency">
            <text:p>$1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GenMem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75" calcext:value-type="currency">
            <text:p>$175</text:p>
          </table:table-cell>
          <table:table-cell table:formula="of:=[.C111]*[.D111]" office:value-type="currency" office:currency="USD" office:value="350" calcext:value-type="currency">
            <text:p>$350</text:p>
          </table:table-cell>
          <table:table-cell table:formula="of:=[.E111]-[.H111]" office:value-type="currency" office:currency="USD" office:value="320" calcext:value-type="currency">
            <text:p>$320</text:p>
          </table:table-cell>
          <table:table-cell office:value-type="currency" office:currency="USD" office:value="15" calcext:value-type="currency">
            <text:p>$15</text:p>
          </table:table-cell>
          <table:table-cell table:formula="of:=[.C111]*[.G111]" office:value-type="currency" office:currency="USD" office:value="30" calcext:value-type="currency">
            <text:p>$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com</text:p>
          </table:table-cell>
          <table:table-cell office:value-type="string" calcext:value-type="string">
            <text:p>New LifeMem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700" calcext:value-type="currency">
            <text:p>$1,700</text:p>
          </table:table-cell>
          <table:table-cell table:formula="of:=[.C112]*[.D112]" office:value-type="currency" office:currency="USD" office:value="0" calcext:value-type="currency">
            <text:p>$0</text:p>
          </table:table-cell>
          <table:table-cell table:formula="of:=[.E112]-[.H112]" office:value-type="currency" office:currency="USD" office:value="0" calcext:value-type="currency">
            <text:p>$0</text:p>
          </table:table-cell>
          <table:table-cell office:value-type="currency" office:currency="USD" office:value="150" calcext:value-type="currency">
            <text:p>$150</text:p>
          </table:table-cell>
          <table:table-cell table:formula="of:=[.C112]*[.G112]" office:value-type="currency" office:currency="USD" office:value="0" calcext:value-type="currency">
            <text:p>$0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Whatcom Sum</text:p>
          </table:table-cell>
          <table:table-cell table:style-name="ce1"/>
          <table:table-cell table:style-name="ce2" office:value-type="float" office:value="78" calcext:value-type="float">
            <text:p>78</text:p>
          </table:table-cell>
          <table:table-cell table:style-name="ce6"/>
          <table:table-cell table:style-name="ce6" table:formula="of:=SUM([.E107:.E112])" office:value-type="currency" office:currency="USD" office:value="5320" calcext:value-type="currency">
            <text:p>$5,320</text:p>
          </table:table-cell>
          <table:table-cell table:style-name="ce6" table:formula="of:=SUM([.F107:.F112])" office:value-type="currency" office:currency="USD" office:value="4825" calcext:value-type="currency">
            <text:p>$4,825</text:p>
          </table:table-cell>
          <table:table-cell table:style-name="ce6"/>
          <table:table-cell table:style-name="ce6" table:formula="of:=SUM([.H107:.H112])" office:value-type="currency" office:currency="USD" office:value="495" calcext:value-type="currency">
            <text:p>$495</text:p>
          </table:table-cell>
          <table:table-cell table:style-name="ce1" table:number-columns-repeated="1008"/>
        </table:table-row>
        <table:table-row table:style-name="ro4">
          <table:table-cell table:style-name="ce1" office:value-type="string" calcext:value-type="string">
            <text:p>Grand Sum</text:p>
          </table:table-cell>
          <table:table-cell table:style-name="ce1"/>
          <table:table-cell table:style-name="ce2" office:value-type="float" office:value="1313" calcext:value-type="float">
            <text:p>1313</text:p>
          </table:table-cell>
          <table:table-cell table:style-name="ce6"/>
          <table:table-cell table:style-name="ce6" table:formula="of:=SUM([.E113:.E113];[.E106:.E106];[.E99:.E99];[.E92:.E92];[.E85:.E85];[.E78:.E78];[.E71:.E71];[.E64:.E64];[.E57:.E57];[.E50:.E50];[.E43:.E43];[.E36:.E36];[.E29:.E29];[.E22:.E22];[.E15:.E15];[.E8:.E8])" office:value-type="currency" office:currency="USD" office:value="109125" calcext:value-type="currency">
            <text:p>$109,125</text:p>
          </table:table-cell>
          <table:table-cell table:style-name="ce6" table:formula="of:=[.E114]-[.H114]" office:value-type="currency" office:currency="USD" office:value="99230" calcext:value-type="currency">
            <text:p>$99,230</text:p>
          </table:table-cell>
          <table:table-cell table:style-name="ce6"/>
          <table:table-cell table:style-name="ce6" table:formula="of:=SUM([.H113:.H113];[.H106:.H106];[.H99:.H99];[.H92:.H92];[.H85:.H85];[.H78:.H78];[.H71:.H71];[.H64:.H64];[.H57:.H57];[.H50:.H50];[.H43:.H43];[.H36:.H36];[.H29:.H29];[.H22:.H22];[.H15:.H15];[.H8:.H8])" office:value-type="currency" office:currency="USD" office:value="9895" calcext:value-type="currency">
            <text:p>$9,895</text:p>
          </table:table-cell>
          <table:table-cell table:style-name="ce1" table:number-columns-repeated="1008"/>
        </table:table-row>
        <table:table-row table:style-name="ro2" table:number-rows-repeated="1048461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3:42:04.763739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phpMyAdmin 4.7.3</meta:initial-creator>
    <meta:creation-date>2018-06-20T17:25:19</meta:creation-date>
    <dc:date>2018-06-21T14:20:24.753039416</dc:date>
    <meta:editing-duration>PT14H47M10S</meta:editing-duration>
    <meta:editing-cycles>6</meta:editing-cycles>
    <meta:document-statistic meta:table-count="2" meta:cell-count="1750" meta:object-count="0"/>
  </office:meta>
</office:document-meta>
</file>